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6c0a83" officeooo:paragraph-rsid="006c0a83" style:font-style-asian="italic" style:font-weight-asian="bold" style:font-style-complex="italic" style:font-weight-complex="bold"/>
    </style:style>
    <style:style style:name="P11" style:family="paragraph" style:parent-style-name="Standard">
      <style:text-properties fo:font-style="italic" fo:font-weight="bold" officeooo:rsid="0086748d" officeooo:paragraph-rsid="0086748d" style:font-style-asian="italic" style:font-weight-asian="bold" style:font-style-complex="italic" style:font-weight-complex="bold"/>
    </style:style>
    <style:style style:name="P12"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3"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4"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5"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9"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21"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4"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5d4ec1" officeooo:paragraph-rsid="00928c0c"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61cf31" officeooo:paragraph-rsid="0061cf3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6502ab" officeooo:paragraph-rsid="006502a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65f1ce" officeooo:paragraph-rsid="0065f1ce"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66b977" officeooo:paragraph-rsid="0066b97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6be80c" officeooo:paragraph-rsid="006be80c"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6c0a83" officeooo:paragraph-rsid="006c0a83"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6dd6dc" officeooo:paragraph-rsid="006dd6dc"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6ed349" officeooo:paragraph-rsid="006ed34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7352d7" officeooo:paragraph-rsid="007352d7"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75f027" officeooo:paragraph-rsid="0075f027"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76c110" officeooo:paragraph-rsid="0076c11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779666" officeooo:paragraph-rsid="0077966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7799e3" officeooo:paragraph-rsid="007799e3"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790dbf" officeooo:paragraph-rsid="00790dbf"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7955a0" officeooo:paragraph-rsid="007955a0"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7b95ca" officeooo:paragraph-rsid="007b95ca"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7db962" officeooo:paragraph-rsid="007db962"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7dee7d" officeooo:paragraph-rsid="007e134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7e134e" officeooo:paragraph-rsid="007e134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7e134e" officeooo:paragraph-rsid="007fac75"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83420f" officeooo:paragraph-rsid="0083420f"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849513" officeooo:paragraph-rsid="00849513"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7fac75" officeooo:paragraph-rsid="007fac75"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8bff85" officeooo:paragraph-rsid="008bff8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90143b" officeooo:paragraph-rsid="0090143b"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928c0c" officeooo:paragraph-rsid="00928c0c"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9335a9" officeooo:paragraph-rsid="009335a9" style:font-style-asian="normal" style:font-weight-asian="normal" style:font-style-complex="normal" style:font-weight-complex="normal"/>
    </style:style>
    <style:style style:name="P69"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70"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72"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74"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fo:font-weight="bold" officeooo:rsid="0061cf31" officeooo:paragraph-rsid="0061cf31"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bold" officeooo:rsid="0063a4d0" officeooo:paragraph-rsid="0063a4d0"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fo:font-weight="bold" officeooo:rsid="0065f1ce" officeooo:paragraph-rsid="0065f1ce"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66b977" officeooo:paragraph-rsid="0066b977"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6c0a83" officeooo:paragraph-rsid="006c0a83"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normal" fo:font-weight="bold" officeooo:rsid="006dd6dc" officeooo:paragraph-rsid="006dd6dc"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fo:font-weight="bold" officeooo:rsid="00779666" officeooo:paragraph-rsid="00779666"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fo:font-weight="bold" officeooo:rsid="007b95ca" officeooo:paragraph-rsid="007b95ca"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fo:font-weight="bold" officeooo:rsid="007dee7d" officeooo:paragraph-rsid="007e134e"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tyle="normal" fo:font-weight="bold" officeooo:rsid="007e134e" officeooo:paragraph-rsid="007e134e"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83420f" officeooo:paragraph-rsid="0083420f"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fo:font-style="normal" fo:font-weight="bold" officeooo:rsid="008bff85" officeooo:paragraph-rsid="008bff85"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fo:font-style="normal" fo:font-weight="bold" officeooo:rsid="00928c0c" officeooo:paragraph-rsid="0047d06e" style:font-style-asian="normal" style:font-weight-asian="bold" style:font-style-complex="normal" style:font-weight-complex="bold"/>
    </style:style>
    <style:style style:name="P96"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97" style:family="paragraph" style:parent-style-name="Standard">
      <style:text-properties officeooo:rsid="0051f9d8" officeooo:paragraph-rsid="0051f9d8"/>
    </style:style>
    <style:style style:name="P98" style:family="paragraph" style:parent-style-name="Standard">
      <style:text-properties officeooo:rsid="0052538a" officeooo:paragraph-rsid="0052538a"/>
    </style:style>
    <style:style style:name="P99" style:family="paragraph" style:parent-style-name="Standard">
      <style:paragraph-properties fo:text-align="justify" style:justify-single-word="false"/>
      <style:text-properties officeooo:rsid="00645d23" officeooo:paragraph-rsid="00645d23"/>
    </style:style>
    <style:style style:name="P100" style:family="paragraph" style:parent-style-name="Standard">
      <style:paragraph-properties fo:text-align="start" style:justify-single-word="false"/>
      <style:text-properties fo:color="#a9b7c6" loext:opacity="100%" style:font-name="JetBrains Mono" fo:font-style="normal" fo:font-weight="normal" officeooo:rsid="007352d7" officeooo:paragraph-rsid="007352d7" style:font-style-asian="normal" style:font-weight-asian="normal" style:font-style-complex="normal" style:font-weight-complex="normal"/>
    </style:style>
    <style:style style:name="P101" style:family="paragraph" style:parent-style-name="Standard">
      <style:paragraph-properties fo:text-align="center" style:justify-single-word="false"/>
      <style:text-properties fo:font-size="15pt" fo:font-style="normal" fo:font-weight="bold" officeooo:rsid="00878c43" officeooo:paragraph-rsid="00878c43" style:font-size-asian="15pt" style:font-style-asian="normal" style:font-weight-asian="bold" style:font-size-complex="15pt" style:font-style-complex="normal" style:font-weight-complex="bold"/>
    </style:style>
    <style:style style:name="P102" style:family="paragraph" style:parent-style-name="Standard">
      <style:paragraph-properties fo:text-align="center" style:justify-single-word="false"/>
      <style:text-properties fo:font-size="15pt" fo:font-style="normal" fo:font-weight="bold" officeooo:rsid="00849513" officeooo:paragraph-rsid="00878c43" style:font-size-asian="15pt" style:font-style-asian="normal" style:font-weight-asian="bold" style:font-size-complex="15pt" style:font-style-complex="normal" style:font-weight-complex="bold"/>
    </style:style>
    <style:style style:name="P103" style:family="paragraph" style:parent-style-name="Standard">
      <style:paragraph-properties fo:text-align="center" style:justify-single-word="false"/>
      <style:text-properties fo:font-size="15pt" fo:font-style="normal" fo:font-weight="normal" officeooo:rsid="00849513" officeooo:paragraph-rsid="00849513" style:font-size-asian="15pt" style:font-style-asian="normal" style:font-weight-asian="normal" style:font-size-complex="15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849513" officeooo:paragraph-rsid="00849513"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878c43" officeooo:paragraph-rsid="00878c4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font-size="12pt" fo:font-style="normal" fo:font-weight="normal" officeooo:rsid="008a1078" officeooo:paragraph-rsid="008a1078"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font-size="12pt" fo:font-style="normal" fo:font-weight="normal" officeooo:rsid="008a6d81" officeooo:paragraph-rsid="008a6d81"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size="12pt" fo:font-style="normal" fo:font-weight="normal" officeooo:rsid="008bff85" officeooo:paragraph-rsid="008bff8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size="12pt" fo:font-style="normal" fo:font-weight="normal" officeooo:rsid="008cf9bb" officeooo:paragraph-rsid="008cf9bb"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size="12pt" fo:font-style="normal" fo:font-weight="normal" officeooo:rsid="008e5947" officeooo:paragraph-rsid="008e5947"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size="12pt" fo:font-style="normal" fo:font-weight="normal" officeooo:rsid="008f617e" officeooo:paragraph-rsid="008f617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size="12pt" fo:font-style="normal" fo:font-weight="normal" officeooo:rsid="009082c7" officeooo:paragraph-rsid="009082c7"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size="12pt" fo:font-style="normal" fo:font-weight="normal" officeooo:rsid="0097292c" officeooo:paragraph-rsid="0097292c"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size="12pt" fo:font-style="normal" fo:font-weight="normal" officeooo:rsid="0098732a" officeooo:paragraph-rsid="0098732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bold" officeooo:rsid="00878c43" officeooo:paragraph-rsid="00878c43" style:font-size-asian="10.5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fo:font-size="12pt" fo:font-style="normal" fo:font-weight="bold" officeooo:rsid="008a1078" officeooo:paragraph-rsid="008a1078" style:font-size-asian="10.5pt" style:font-style-asian="normal" style:font-weight-asian="bold" style:font-size-complex="12pt" style:font-style-complex="normal" style:font-weight-complex="bold"/>
    </style:style>
    <style:style style:name="P117" style:family="paragraph" style:parent-style-name="Standard">
      <style:paragraph-properties fo:text-align="justify" style:justify-single-word="false"/>
      <style:text-properties fo:font-size="12pt" fo:font-style="normal" fo:font-weight="bold" officeooo:rsid="008a6d81" officeooo:paragraph-rsid="008a6d81" style:font-size-asian="10.5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fo:font-size="12pt" fo:font-style="normal" fo:font-weight="bold" officeooo:rsid="008e5947" officeooo:paragraph-rsid="008e5947" style:font-size-asian="10.5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fo:font-size="12pt" fo:font-style="normal" fo:font-weight="bold" officeooo:rsid="009082c7" officeooo:paragraph-rsid="009082c7" style:font-size-asian="10.5pt" style:font-style-asian="normal" style:font-weight-asian="bold" style:font-size-complex="12pt" style:font-style-complex="normal" style:font-weight-complex="bold"/>
    </style:style>
    <style:style style:name="P120" style:family="paragraph" style:parent-style-name="Standard">
      <style:paragraph-properties fo:text-align="justify" style:justify-single-word="false"/>
      <style:text-properties fo:font-size="12pt" fo:font-style="normal" fo:font-weight="bold" officeooo:rsid="0097292c" officeooo:paragraph-rsid="0097292c" style:font-size-asian="10.5pt" style:font-style-asian="normal" style:font-weight-asian="bold" style:font-size-complex="12pt" style:font-style-complex="normal" style:font-weight-complex="bold"/>
    </style:style>
    <style:style style:name="P121" style:family="paragraph" style:parent-style-name="Standard">
      <style:paragraph-properties fo:text-align="justify" style:justify-single-word="false"/>
      <style:text-properties fo:font-size="12pt" fo:font-style="italic" fo:font-weight="bold" officeooo:rsid="008a1078" officeooo:paragraph-rsid="008a1078" style:font-size-asian="10.5pt" style:font-style-asian="italic" style:font-weight-asian="bold" style:font-size-complex="12pt" style:font-style-complex="italic" style:font-weight-complex="bold"/>
    </style:style>
    <style:style style:name="P122" style:family="paragraph" style:parent-style-name="Standard">
      <style:paragraph-properties fo:text-align="justify" style:justify-single-word="false"/>
      <style:text-properties fo:color="#800080" loext:opacity="100%" fo:font-size="12pt" fo:font-style="italic" fo:font-weight="bold" officeooo:rsid="008a6d81" officeooo:paragraph-rsid="008a6d81" style:font-size-asian="10.5pt" style:font-style-asian="italic" style:font-weight-asian="bold" style:font-size-complex="12pt" style:font-style-complex="italic" style:font-weight-complex="bold"/>
    </style:style>
    <style:style style:name="P123" style:family="paragraph" style:parent-style-name="Standard">
      <style:paragraph-properties fo:text-align="justify" style:justify-single-word="false"/>
      <style:text-properties fo:color="#800080" loext:opacity="100%" fo:font-size="12pt" fo:font-style="italic" fo:font-weight="bold" officeooo:rsid="008bff85" officeooo:paragraph-rsid="008bff85" style:font-size-asian="10.5pt" style:font-style-asian="italic" style:font-weight-asian="bold" style:font-size-complex="12pt" style:font-style-complex="italic" style:font-weight-complex="bold"/>
    </style:style>
    <style:style style:name="P124" style:family="paragraph" style:parent-style-name="Standard">
      <style:text-properties officeooo:rsid="00968a2c" officeooo:paragraph-rsid="0097292c"/>
    </style:style>
    <style:style style:name="P125" style:family="paragraph" style:parent-style-name="Standard">
      <style:paragraph-properties fo:text-align="justify" style:justify-single-word="false"/>
      <style:text-properties fo:color="#127622" loext:opacity="100%" fo:font-size="12pt" fo:font-style="normal" fo:font-weight="normal" officeooo:rsid="0097292c" officeooo:paragraph-rsid="0097292c" style:font-size-asian="10.5pt" style:font-style-asian="normal" style:font-weight-asian="normal" style:font-size-complex="12pt" style:font-style-complex="normal" style:font-weight-complex="normal"/>
    </style:style>
    <style:style style:name="P126" style:family="paragraph" style:parent-style-name="Standard">
      <style:paragraph-properties fo:break-before="page"/>
      <style:text-properties fo:font-weight="bold" officeooo:rsid="0013a302" officeooo:paragraph-rsid="0013a302" style:font-weight-asian="bold" style:font-weight-complex="bold"/>
    </style:style>
    <style:style style:name="P127"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128"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129"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130"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131"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132"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133"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134"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35" style:family="paragraph" style:parent-style-name="Preformatted_20_Text">
      <style:paragraph-properties fo:padding="0.049cm" fo:border="0.06pt solid #000000"/>
    </style:style>
    <style:style style:name="P136"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37"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138"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139"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140"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141" style:family="paragraph" style:parent-style-name="Preformatted_20_Text">
      <style:paragraph-properties fo:text-align="justify" style:justify-single-word="false"/>
      <style:text-properties fo:color="#a9b7c6" loext:opacity="100%" style:font-name="JetBrains Mono" fo:font-style="normal" fo:font-weight="normal" officeooo:rsid="00623a84" officeooo:paragraph-rsid="00623a84" style:font-style-asian="normal" style:font-weight-asian="normal" style:font-style-complex="normal" style:font-weight-complex="normal"/>
    </style:style>
    <style:style style:name="P142" style:family="paragraph" style:parent-style-name="Preformatted_20_Text">
      <style:paragraph-properties fo:text-align="start" style:justify-single-word="false"/>
      <style:text-properties fo:color="#a9b7c6" loext:opacity="100%" style:font-name="JetBrains Mono" fo:font-style="normal" fo:font-weight="normal" officeooo:rsid="006dd6dc" officeooo:paragraph-rsid="006dd6dc" style:font-style-asian="normal" style:font-weight-asian="normal" style:font-style-complex="normal" style:font-weight-complex="normal"/>
    </style:style>
    <style:style style:name="P143" style:family="paragraph" style:parent-style-name="Preformatted_20_Text">
      <style:paragraph-properties fo:text-align="start" style:justify-single-word="false"/>
      <style:text-properties fo:color="#a9b7c6" loext:opacity="100%" style:font-name="JetBrains Mono" fo:font-style="normal" fo:font-weight="normal" officeooo:rsid="007955a0" officeooo:paragraph-rsid="007955a0" style:font-style-asian="normal" style:font-weight-asian="normal" style:font-style-complex="normal" style:font-weight-complex="normal"/>
    </style:style>
    <style:style style:name="P144" style:family="paragraph" style:parent-style-name="Preformatted_20_Text">
      <loext:graphic-properties draw:fill="solid" draw:fill-color="#2b2b2b" draw:opacity="100%"/>
      <style:paragraph-properties fo:text-align="start" style:justify-single-word="false" fo:background-color="#2b2b2b"/>
      <style:text-properties fo:color="#a9b7c6" loext:opacity="100%" style:font-name="JetBrains Mono" fo:font-style="normal" fo:font-weight="normal" officeooo:rsid="007955a0" officeooo:paragraph-rsid="007b17fc" style:font-style-asian="normal" style:font-weight-asian="normal" style:font-style-complex="normal" style:font-weight-complex="normal"/>
    </style:style>
    <style:style style:name="P145" style:family="paragraph" style:parent-style-name="Preformatted_20_Text">
      <style:paragraph-properties fo:text-align="start" style:justify-single-word="false"/>
      <style:text-properties fo:color="#a9b7c6" loext:opacity="100%" style:font-name="JetBrains Mono" fo:font-style="normal" fo:font-weight="normal" officeooo:rsid="007dee7d" officeooo:paragraph-rsid="007e134e" style:font-style-asian="normal" style:font-weight-asian="normal" style:font-style-complex="normal" style:font-weight-complex="normal"/>
    </style:style>
    <style:style style:name="P146" style:family="paragraph" style:parent-style-name="Preformatted_20_Text">
      <style:paragraph-properties fo:text-align="start" style:justify-single-word="false"/>
      <style:text-properties fo:color="#a9b7c6" loext:opacity="100%" style:font-name="JetBrains Mono" fo:font-style="normal" fo:font-weight="normal" officeooo:rsid="00849513" officeooo:paragraph-rsid="00849513" style:font-style-asian="normal" style:font-weight-asian="normal" style:font-style-complex="normal" style:font-weight-complex="normal"/>
    </style:style>
    <style:style style:name="P147" style:family="paragraph" style:parent-style-name="Preformatted_20_Text">
      <style:paragraph-properties fo:text-align="justify" style:justify-single-word="false"/>
      <style:text-properties fo:color="#a9b7c6" loext:opacity="100%" style:font-name="JetBrains Mono" officeooo:paragraph-rsid="0063a4d0"/>
    </style:style>
    <style:style style:name="P148" style:family="paragraph" style:parent-style-name="Preformatted_20_Text">
      <loext:graphic-properties draw:fill="solid" draw:fill-color="#2b2b2b" draw:opacity="100%"/>
      <style:paragraph-properties fo:background-color="#2b2b2b"/>
      <style:text-properties fo:color="#a9b7c6" loext:opacity="100%"/>
    </style:style>
    <style:style style:name="P149" style:family="paragraph" style:parent-style-name="Preformatted_20_Text">
      <loext:graphic-properties draw:fill="solid" draw:fill-color="#2b2b2b" draw:opacity="100%"/>
      <style:paragraph-properties fo:background-color="#2b2b2b"/>
      <style:text-properties fo:color="#a9b7c6" loext:opacity="100%" officeooo:paragraph-rsid="007352d7"/>
    </style:style>
    <style:style style:name="P150" style:family="paragraph" style:parent-style-name="Preformatted_20_Text">
      <loext:graphic-properties draw:fill="solid" draw:fill-color="#2b2b2b" draw:opacity="100%"/>
      <style:paragraph-properties fo:background-color="#2b2b2b"/>
      <style:text-properties fo:color="#a9b7c6" loext:opacity="100%" officeooo:paragraph-rsid="007b17fc"/>
    </style:style>
    <style:style style:name="P151" style:family="paragraph" style:parent-style-name="Preformatted_20_Text">
      <loext:graphic-properties draw:fill="solid" draw:fill-color="#2b2b2b" draw:opacity="100%"/>
      <style:paragraph-properties fo:background-color="#2b2b2b"/>
      <style:text-properties fo:color="#a9b7c6" loext:opacity="100%" officeooo:paragraph-rsid="007e134e"/>
    </style:style>
    <style:style style:name="P152" style:family="paragraph" style:parent-style-name="Preformatted_20_Text">
      <loext:graphic-properties draw:fill="solid" draw:fill-color="#2b2b2b" draw:opacity="100%"/>
      <style:paragraph-properties fo:background-color="#2b2b2b"/>
      <style:text-properties fo:color="#808080" loext:opacity="100%"/>
    </style:style>
    <style:style style:name="P153" style:family="paragraph" style:parent-style-name="Preformatted_20_Text">
      <style:paragraph-properties fo:text-align="start" style:justify-single-word="false"/>
      <style:text-properties fo:color="#bbb529" loext:opacity="100%" style:font-name="JetBrains Mono" fo:font-style="normal" fo:font-weight="normal" officeooo:rsid="007955a0" officeooo:paragraph-rsid="007955a0" style:font-style-asian="normal" style:font-weight-asian="normal" style:font-style-complex="normal" style:font-weight-complex="normal"/>
    </style:style>
    <style:style style:name="P154" style:family="paragraph" style:parent-style-name="Preformatted_20_Text">
      <style:paragraph-properties fo:text-align="justify" style:justify-single-word="false"/>
      <style:text-properties fo:font-size="12pt" fo:font-style="normal" fo:font-weight="normal" officeooo:rsid="008f617e" officeooo:paragraph-rsid="008f617e" style:font-size-asian="10.5pt" style:font-style-asian="normal" style:font-weight-asian="normal" style:font-size-complex="12pt" style:font-style-complex="normal" style:font-weight-complex="normal"/>
    </style:style>
    <style:style style:name="P155" style:family="paragraph" style:parent-style-name="Preformatted_20_Text">
      <style:paragraph-properties fo:margin-top="0cm" fo:margin-bottom="0.499cm" style:contextual-spacing="false"/>
    </style:style>
    <style:style style:name="P156"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157"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officeooo:paragraph-rsid="006dd6dc"/>
    </style:style>
    <style:style style:name="P158"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style>
    <style:style style:name="P159" style:family="paragraph" style:parent-style-name="Preformatted_20_Text">
      <loext:graphic-properties draw:fill="solid" draw:fill-color="#2b2b2b" draw:opacity="100%"/>
      <style:paragraph-properties fo:margin-top="0cm" fo:margin-bottom="0.499cm" style:contextual-spacing="false" fo:background-color="#2b2b2b"/>
      <style:text-properties fo:color="#808080" loext:opacity="100%" style:font-name="JetBrains Mono"/>
    </style:style>
    <style:style style:name="P160" style:family="paragraph" style:parent-style-name="Preformatted_20_Text">
      <loext:graphic-properties draw:fill="solid" draw:fill-color="#2b2b2b" draw:opacity="100%"/>
      <style:paragraph-properties fo:margin-top="0cm" fo:margin-bottom="0.499cm" style:contextual-spacing="false" fo:background-color="#2b2b2b"/>
      <style:text-properties fo:color="#cc7832" loext:opacity="100%" style:font-name="JetBrains Mono"/>
    </style:style>
    <style:style style:name="P161" style:family="paragraph" style:parent-style-name="Preformatted_20_Text">
      <style:paragraph-properties fo:margin-top="0cm" fo:margin-bottom="0.499cm" style:contextual-spacing="false" fo:padding="0.049cm" fo:border="0.06pt solid #000000"/>
    </style:style>
    <style:style style:name="P162"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63"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164"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165"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166" style:family="paragraph" style:parent-style-name="Preformatted_20_Text" style:master-page-name="">
      <loext:graphic-properties draw:fill="solid" draw:fill-color="#2b2b2b" draw:opacity="100%"/>
      <style:paragraph-properties fo:margin-left="0cm" fo:margin-right="0cm" fo:margin-top="0cm" fo:margin-bottom="0cm" style:contextual-spacing="false" fo:text-indent="0.499cm" style:auto-text-indent="false" style:page-number="auto" fo:background-color="#2b2b2b"/>
      <style:text-properties fo:color="#a9b7c6" loext:opacity="100%" officeooo:paragraph-rsid="007352d7"/>
    </style:style>
    <style:style style:name="P167" style:family="paragraph" style:parent-style-name="Standard">
      <style:paragraph-properties fo:text-align="justify" style:justify-single-word="false"/>
      <style:text-properties fo:font-size="12pt" fo:font-style="normal" fo:font-weight="normal" officeooo:rsid="009082c7" officeooo:paragraph-rsid="009082c7"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fo:padding="0.049cm" fo:border="0.06pt solid #000000"/>
      <style:text-properties fo:font-size="12pt" fo:font-style="normal" fo:font-weight="normal" officeooo:rsid="0098732a" officeooo:paragraph-rsid="0098732a"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fo:padding="0.049cm" fo:border="0.06pt solid #000000"/>
      <style:text-properties fo:color="#158466" loext:opacity="100%" fo:font-size="12pt" fo:font-style="normal" fo:font-weight="normal" officeooo:rsid="0098732a" officeooo:paragraph-rsid="0098732a" style:font-size-asian="10.5pt" style:font-style-asian="normal" style:font-weight-asian="normal" style:font-size-complex="12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fo:font-weight="bold" officeooo:rsid="007fac75" style:font-weight-asian="bold" style:font-weight-complex="bold"/>
    </style:style>
    <style:style style:name="T10" style:family="text">
      <style:text-properties officeooo:rsid="003d814c"/>
    </style:style>
    <style:style style:name="T11" style:family="text">
      <style:text-properties fo:font-weight="normal" style:font-weight-asian="normal" style:font-weight-complex="normal"/>
    </style:style>
    <style:style style:name="T12" style:family="text">
      <style:text-properties fo:font-weight="normal" officeooo:rsid="00513c5e" style:font-weight-asian="normal" style:font-weight-complex="normal"/>
    </style:style>
    <style:style style:name="T13" style:family="text">
      <style:text-properties fo:font-weight="normal" officeooo:rsid="0053edf5" style:font-weight-asian="normal" style:font-weight-complex="normal"/>
    </style:style>
    <style:style style:name="T14" style:family="text">
      <style:text-properties fo:color="#800080" loext:opacity="100%"/>
    </style:style>
    <style:style style:name="T15" style:family="text">
      <style:text-properties fo:color="#800080" loext:opacity="100%" fo:font-weight="bold" style:font-weight-asian="bold" style:font-weight-complex="bold"/>
    </style:style>
    <style:style style:name="T16" style:family="text">
      <style:text-properties fo:color="#800080" loext:opacity="100%" fo:font-weight="bold" officeooo:rsid="00703f9e" style:font-weight-asian="bold" style:font-weight-complex="bold"/>
    </style:style>
    <style:style style:name="T17" style:family="text">
      <style:text-properties fo:color="#800080" loext:opacity="100%" fo:font-style="italic" officeooo:rsid="0092470e" style:font-style-asian="italic" style:font-style-complex="italic"/>
    </style:style>
    <style:style style:name="T18" style:family="text">
      <style:text-properties fo:color="#800080" loext:opacity="100%" fo:font-style="italic" fo:font-weight="bold" officeooo:rsid="0092470e" style:font-style-asian="italic" style:font-weight-asian="bold" style:font-style-complex="italic" style:font-weight-complex="bold"/>
    </style:style>
    <style:style style:name="T19" style:family="text">
      <style:text-properties fo:color="#55308d" loext:opacity="100%"/>
    </style:style>
    <style:style style:name="T20" style:family="text">
      <style:text-properties fo:color="#55308d" loext:opacity="100%" fo:font-weight="bold" style:font-weight-asian="bold" style:font-weight-complex="bold"/>
    </style:style>
    <style:style style:name="T21" style:family="text">
      <style:text-properties fo:color="#55308d" loext:opacity="100%" fo:font-weight="bold" officeooo:rsid="00928c0c" style:font-weight-asian="bold" style:font-weight-complex="bold"/>
    </style:style>
    <style:style style:name="T22" style:family="text">
      <style:text-properties fo:color="#ff4000" loext:opacity="100%"/>
    </style:style>
    <style:style style:name="T23" style:family="text">
      <style:text-properties fo:color="#ff4000" loext:opacity="100%" fo:font-weight="bold" style:font-weight-asian="bold" style:font-weight-complex="bold"/>
    </style:style>
    <style:style style:name="T24" style:family="text">
      <style:text-properties fo:color="#2a6099" loext:opacity="100%"/>
    </style:style>
    <style:style style:name="T25" style:family="text">
      <style:text-properties fo:color="#2a6099" loext:opacity="100%" fo:font-weight="normal" officeooo:rsid="0053edf5" style:font-weight-asian="normal" style:font-weight-complex="normal"/>
    </style:style>
    <style:style style:name="T26" style:family="text">
      <style:text-properties fo:color="#2a6099" loext:opacity="100%" fo:font-weight="bold" style:font-weight-asian="bold" style:font-weight-complex="bold"/>
    </style:style>
    <style:style style:name="T27" style:family="text">
      <style:text-properties fo:color="#158466" loext:opacity="100%"/>
    </style:style>
    <style:style style:name="T28" style:family="text">
      <style:text-properties fo:color="#666666" loext:opacity="100%"/>
    </style:style>
    <style:style style:name="T29" style:family="text">
      <style:text-properties fo:color="#666666" loext:opacity="100%" officeooo:rsid="0041cafb"/>
    </style:style>
    <style:style style:name="T30" style:family="text">
      <style:text-properties fo:color="#666666" loext:opacity="100%" fo:font-weight="bold" style:font-weight-asian="bold" style:font-weight-complex="bold"/>
    </style:style>
    <style:style style:name="T31" style:family="text">
      <style:text-properties fo:color="#666666" loext:opacity="100%" officeooo:rsid="0092470e"/>
    </style:style>
    <style:style style:name="T32" style:family="text">
      <style:text-properties officeooo:rsid="00465327"/>
    </style:style>
    <style:style style:name="T33" style:family="text">
      <style:text-properties officeooo:rsid="0046d8f2"/>
    </style:style>
    <style:style style:name="T34" style:family="text">
      <style:text-properties fo:color="#650953" loext:opacity="100%" fo:font-weight="bold" style:font-weight-asian="bold" style:font-weight-complex="bold"/>
    </style:style>
    <style:style style:name="T35" style:family="text">
      <style:text-properties fo:color="#492300" loext:opacity="100%"/>
    </style:style>
    <style:style style:name="T36" style:family="text">
      <style:text-properties fo:color="#be480a" loext:opacity="100%"/>
    </style:style>
    <style:style style:name="T37" style:family="text">
      <style:text-properties officeooo:rsid="004d54ec"/>
    </style:style>
    <style:style style:name="T38" style:family="text">
      <style:text-properties fo:color="#cc7832" loext:opacity="100%"/>
    </style:style>
    <style:style style:name="T39" style:family="text">
      <style:text-properties fo:color="#cc7832" loext:opacity="100%" style:font-name="JetBrains Mono"/>
    </style:style>
    <style:style style:name="T40" style:family="text">
      <style:text-properties fo:color="#cc7832" loext:opacity="100%" style:font-name="JetBrains Mono" fo:font-style="normal" fo:font-weight="normal" officeooo:rsid="006dd6dc" style:font-style-asian="normal" style:font-weight-asian="normal" style:font-style-complex="normal" style:font-weight-complex="normal"/>
    </style:style>
    <style:style style:name="T41" style:family="text">
      <style:text-properties fo:color="#6a8759" loext:opacity="100%"/>
    </style:style>
    <style:style style:name="T42" style:family="text">
      <style:text-properties fo:color="#6a8759" loext:opacity="100%" style:font-name="JetBrains Mono"/>
    </style:style>
    <style:style style:name="T43" style:family="text">
      <style:text-properties fo:color="#ffc66d" loext:opacity="100%"/>
    </style:style>
    <style:style style:name="T44" style:family="text">
      <style:text-properties fo:color="#ffc66d" loext:opacity="100%" style:font-name="JetBrains Mono"/>
    </style:style>
    <style:style style:name="T45" style:family="text">
      <style:text-properties fo:color="#ffc66d" loext:opacity="100%" style:font-name="JetBrains Mono" fo:font-style="italic"/>
    </style:style>
    <style:style style:name="T46" style:family="text">
      <style:text-properties fo:color="#ffc66d" loext:opacity="100%" style:font-name="JetBrains Mono" fo:font-style="italic" fo:font-weight="normal" officeooo:rsid="006dd6dc" style:font-style-asian="normal" style:font-weight-asian="normal" style:font-style-complex="normal" style:font-weight-complex="normal"/>
    </style:style>
    <style:style style:name="T47" style:family="text">
      <style:text-properties fo:color="#ffc66d" loext:opacity="100%" style:font-name="JetBrains Mono" fo:font-style="normal" fo:font-weight="normal" officeooo:rsid="006dd6dc" style:font-style-asian="normal" style:font-weight-asian="normal" style:font-style-complex="normal" style:font-weight-complex="normal"/>
    </style:style>
    <style:style style:name="T48" style:family="text">
      <style:text-properties fo:color="#ffc66d" loext:opacity="100%" fo:font-style="italic"/>
    </style:style>
    <style:style style:name="T49" style:family="text">
      <style:text-properties style:font-name="JetBrains Mono"/>
    </style:style>
    <style:style style:name="T50" style:family="text">
      <style:text-properties style:font-name="JetBrains Mono" fo:font-style="normal" fo:font-weight="normal" officeooo:rsid="006dd6dc" style:font-style-asian="normal" style:font-weight-asian="normal" style:font-style-complex="normal" style:font-weight-complex="normal"/>
    </style:style>
    <style:style style:name="T51" style:family="text">
      <style:text-properties style:font-name="JetBrains Mono" fo:font-style="normal" fo:font-weight="normal" officeooo:rsid="007352d7" style:font-style-asian="normal" style:font-weight-asian="normal" style:font-style-complex="normal" style:font-weight-complex="normal"/>
    </style:style>
    <style:style style:name="T52" style:family="text">
      <style:text-properties style:font-name="JetBrains Mono" fo:font-style="normal" fo:font-weight="normal" officeooo:rsid="007dee7d" style:font-style-asian="normal" style:font-weight-asian="normal" style:font-style-complex="normal" style:font-weight-complex="normal"/>
    </style:style>
    <style:style style:name="T53" style:family="text">
      <style:text-properties fo:color="#808080" loext:opacity="100%"/>
    </style:style>
    <style:style style:name="T54" style:family="text">
      <style:text-properties fo:color="#808080" loext:opacity="100%" style:font-name="JetBrains Mono"/>
    </style:style>
    <style:style style:name="T55" style:family="text">
      <style:text-properties fo:color="#a8c023" loext:opacity="100%"/>
    </style:style>
    <style:style style:name="T56" style:family="text">
      <style:text-properties fo:color="#a8c023" loext:opacity="100%" style:font-name="JetBrains Mono" fo:font-style="italic"/>
    </style:style>
    <style:style style:name="T57" style:family="text">
      <style:text-properties fo:color="#9876aa" loext:opacity="100%"/>
    </style:style>
    <style:style style:name="T58" style:family="text">
      <style:text-properties fo:color="#9876aa" loext:opacity="100%" style:font-name="JetBrains Mono"/>
    </style:style>
    <style:style style:name="T59" style:family="text">
      <style:text-properties fo:color="#9876aa" loext:opacity="100%" style:font-name="JetBrains Mono" fo:font-style="italic"/>
    </style:style>
    <style:style style:name="T60" style:family="text">
      <style:text-properties fo:color="#bbb529" loext:opacity="100%"/>
    </style:style>
    <style:style style:name="T61" style:family="text">
      <style:text-properties fo:color="#bbb529" loext:opacity="100%" style:font-name="JetBrains Mono"/>
    </style:style>
    <style:style style:name="T62" style:family="text">
      <style:text-properties fo:color="#6897bb" loext:opacity="100%" style:font-name="JetBrains Mono"/>
    </style:style>
    <style:style style:name="T63" style:family="text">
      <style:text-properties officeooo:rsid="0053edf5"/>
    </style:style>
    <style:style style:name="T64" style:family="text">
      <style:text-properties fo:color="#55215b" loext:opacity="100%" fo:font-weight="bold" style:font-weight-asian="bold" style:font-weight-complex="bold"/>
    </style:style>
    <style:style style:name="T65" style:family="text">
      <style:text-properties fo:color="#55215b" loext:opacity="100%" officeooo:rsid="0053edf5"/>
    </style:style>
    <style:style style:name="T66" style:family="text">
      <style:text-properties fo:color="#ed4c05" loext:opacity="100%"/>
    </style:style>
    <style:style style:name="T67" style:family="text">
      <style:text-properties fo:color="#ed4c05" loext:opacity="100%" fo:font-weight="normal" officeooo:rsid="0053edf5" style:font-weight-asian="normal" style:font-weight-complex="normal"/>
    </style:style>
    <style:style style:name="T68" style:family="text">
      <style:text-properties officeooo:rsid="00554cf7"/>
    </style:style>
    <style:style style:name="T69" style:family="text">
      <style:text-properties officeooo:rsid="005763a5"/>
    </style:style>
    <style:style style:name="T70" style:family="text">
      <style:text-properties fo:font-size="10pt" style:font-name-asian="Liberation Mono" style:font-size-asian="10pt" style:font-name-complex="Liberation Mono" style:font-size-complex="10pt"/>
    </style:style>
    <style:style style:name="T71" style:family="text">
      <style:text-properties fo:color="#ff0000" loext:opacity="100%" fo:font-weight="bold" style:font-weight-asian="bold" style:font-weight-complex="bold"/>
    </style:style>
    <style:style style:name="T72" style:family="text">
      <style:text-properties fo:color="#333333" loext:opacity="100%" fo:font-weight="bold" style:font-weight-asian="bold" style:font-weight-complex="bold"/>
    </style:style>
    <style:style style:name="T73" style:family="text">
      <style:text-properties officeooo:rsid="006ed349"/>
    </style:style>
    <style:style style:name="T74" style:family="text">
      <style:text-properties officeooo:rsid="00703f9e"/>
    </style:style>
    <style:style style:name="T75" style:family="text">
      <style:text-properties fo:color="#28471f" loext:opacity="100%"/>
    </style:style>
    <style:style style:name="T76" style:family="text">
      <style:text-properties officeooo:rsid="007fac75"/>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0897590"/>
    </style:style>
    <style:style style:name="T79" style:family="text">
      <style:text-properties officeooo:rsid="008d5749"/>
    </style:style>
    <style:style style:name="T80" style:family="text">
      <style:text-properties officeooo:rsid="00923db7"/>
    </style:style>
    <style:style style:name="T81" style:family="text">
      <style:text-properties officeooo:rsid="0092470e"/>
    </style:style>
    <style:style style:name="T82" style:family="text">
      <style:text-properties officeooo:rsid="0097292c"/>
    </style:style>
    <style:style style:name="T83" style:family="text">
      <style:text-properties fo:color="#224b12" loext:opacity="100%"/>
    </style:style>
    <style:style style:name="T84" style:family="text">
      <style:text-properties officeooo:rsid="0099b9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97">Tabela de ícones do Flutter <text:a xlink:type="simple" xlink:href="https://api.flutter.dev/flutter/material/Icons-class.html" text:style-name="Internet_20_link" text:visited-style-name="Visited_20_Internet_20_Link">https://api.flutter.dev/flutter/material/Icons-class.html</text:a> </text:p>
      <text:p text:style-name="P98">Livro Flutter Casa do Código <text:a xlink:type="simple" xlink:href="https://www.casadocodigo.com.br/products/livro-flutter" text:style-name="Internet_20_link" text:visited-style-name="Visited_20_Internet_20_Link">https://www.casadocodigo.com.br/products/livro-flutter</text:a> </text:p>
      <text:p text:style-name="P98">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98"/>
      <text:p text:style-name="P124"><text:a xlink:type="simple" xlink:href="https://pub.dev/" text:style-name="Internet_20_link" text:visited-style-name="Visited_20_Internet_20_Link">https://pub.dev/</text:a> - Principais pacotes do Flutter você encontra aqui.</text:p>
      <text:p text:style-name="P124"><text:a xlink:type="simple" xlink:href="https://pub.dev/packages/sqflite" text:style-name="Internet_20_link" text:visited-style-name="Visited_20_Internet_20_Link">https://pub.dev/packages/sqflite</text:a> – <text:span text:style-name="T82">Pacote do Sqflite</text:span> </text:p>
      <text:p text:style-name="P98"/>
      <text:p text:style-name="P4">Atalhos</text:p>
      <text:p text:style-name="P6"/>
      <text:p text:style-name="P6"><text:span text:style-name="T1">Alt</text:span> + <text:span text:style-name="T1">Enter</text:span> com ponteiro em cima de um widget, abre opções de envolver em outro widget;</text:p>
      <text:p text:style-name="P11">ctrl + Alt + L = <text:span text:style-name="T77">Reformata código com formato Dart;</text:span></text:p>
      <text:p text:style-name="P6"/>
      <text:p text:style-name="P97"/>
      <text:p text:style-name="P1"/>
      <text:p text:style-name="P126"><text:span text:style-name="T5">L</text:span>inhas de comando Flutter</text:p>
      <text:p text:style-name="P3"/>
      <text:p text:style-name="P8"><text:tab/>flutter doctor</text:p>
      <text:p text:style-name="P12">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3">Pesquisa os emuladores disponíveis, e retorna seus IDs;</text:p>
      <text:p text:style-name="P13"/>
      <text:p text:style-name="P9"><text:tab/>flutter emulator<text:span text:style-name="T6">s</text:span> - <text:s/>-launch idDoEmulador</text:p>
      <text:p text:style-name="P13">Roda o emulador indicado no ID, o ID é conseguido no <text:span text:style-name="T4">flutter meu<text:tab/>lators</text:span>;</text:p>
      <text:p text:style-name="P5"/>
      <text:p text:style-name="P5"><text:tab/><text:span text:style-name="T3">flutter run</text:span></text:p>
      <text:p text:style-name="P14">Esse comando deve ser executado depois que o emulador tiver sido lançado, entre na pasta que está o projeto desejado, use essa opção e o projeto vai rodar no emulador;</text:p>
      <text:p text:style-name="P14"/>
      <text:p text:style-name="P14"/>
      <text:p text:style-name="P127"/>
      <text:p text:style-name="P19"/>
      <text:p text:style-name="P96">Os componentes que possuem estado devem sobrescrever o método <text:span text:style-name="T15">createState()</text:span> que retorna um <text:span text:style-name="T15">State&lt;StatefulWidget&gt; </text:span>e este por sua vez determina como o componente deve ser renderizado através do método <text:span text:style-name="T15">build(BuildContext context)</text:span>.</text:p>
      <text:p text:style-name="P96"/>
      <text:p text:style-name="P131"><text:span text:style-name="T22">class</text:span> <text:span text:style-name="T19">ContactListWidget</text:span> <text:span text:style-name="T22">extends</text:span> <text:span text:style-name="T19">StatefulWidget</text:span> {</text:p>
      <text:p text:style-name="P131"><text:s text:c="2"/><text:span text:style-name="T19">ContactListWidget</text:span>({<text:span text:style-name="T19">Key</text:span> key<text:span text:style-name="T19">,</text:span> <text:span text:style-name="T19">this</text:span>.title}) : <text:span text:style-name="T19">super</text:span>(key: key);</text:p>
      <text:p text:style-name="P131"/>
      <text:p text:style-name="P131"><text:s text:c="2"/><text:span text:style-name="T22">final</text:span> <text:span text:style-name="T19">String</text:span> title;</text:p>
      <text:p text:style-name="P131"/>
      <text:p text:style-name="P131"><text:s text:c="2"/>@<text:span text:style-name="T22">override</text:span></text:p>
      <text:p text:style-name="P131"><text:s text:c="2"/><text:span text:style-name="T19">_ContactListState createState()</text:span> =&gt; <text:span text:style-name="T19">_ContactListState()</text:span>;</text:p>
      <text:p text:style-name="P131">}</text:p>
      <text:p text:style-name="P96"/>
      <text:p text:style-name="P70">Hello World</text:p>
      <text:p text:style-name="P69"/>
      <text:p text:style-name="P128">import 'package:flutter/material.dart';</text:p>
      <text:p text:style-name="P128"/>
      <text:p text:style-name="P128">void main() =&gt; runApp(MyApp());</text:p>
      <text:p text:style-name="P128"/>
      <text:p text:style-name="P128">class MyApp extends StatelessWidget {</text:p>
      <text:p text:style-name="P128"><text:s text:c="2"/>@override</text:p>
      <text:p text:style-name="P128"><text:s text:c="2"/>Widget build(BuildContext context) {</text:p>
      <text:p text:style-name="P128"><text:s text:c="4"/>return MaterialApp(</text:p>
      <text:p text:style-name="P128"><text:s text:c="6"/>title: 'Welcome to Flutter',</text:p>
      <text:p text:style-name="P128"><text:s text:c="6"/>home: Scaffold(</text:p>
      <text:p text:style-name="P128"><text:s text:c="8"/>appBar: AppBar(</text:p>
      <text:p text:style-name="P128"><text:s text:c="10"/>title: const Text('Welcome to Flutter'),</text:p>
      <text:p text:style-name="P128"><text:s text:c="8"/>),</text:p>
      <text:p text:style-name="P128"><text:s text:c="8"/>body: const Center(</text:p>
      <text:p text:style-name="P128"><text:s text:c="10"/>child: Text('Hello World'), </text:p>
      <text:p text:style-name="P128"><text:s text:c="8"/>),</text:p>
      <text:p text:style-name="P128"><text:s text:c="6"/>),</text:p>
      <text:p text:style-name="P128"><text:s text:c="4"/>);</text:p>
      <text:p text:style-name="P128"><text:s text:c="2"/>}</text:p>
      <text:p text:style-name="P15"/>
      <text:p text:style-name="P15">Hello World Simplificado</text:p>
      <text:p text:style-name="P15"/>
      <text:p text:style-name="P15">import 'package:flutter/material.dart';</text:p>
      <text:p text:style-name="P15"/>
      <text:p text:style-name="P15">void main() {</text:p>
      <text:p text:style-name="P15"><text:s text:c="2"/>runApp(</text:p>
      <text:p text:style-name="P15"><text:s text:c="4"/>const Center(</text:p>
      <text:p text:style-name="P15"><text:s text:c="6"/>child: Text(</text:p>
      <text:p text:style-name="P15"><text:s text:c="8"/>'Hello, world!',</text:p>
      <text:p text:style-name="P15"><text:s text:c="8"/>textDirection: TextDirection.ltr,</text:p>
      <text:p text:style-name="P15"><text:s text:c="6"/>),</text:p>
      <text:p text:style-name="P15"><text:s text:c="4"/>),</text:p>
      <text:p text:style-name="P15"><text:s text:c="2"/>);</text:p>
      <text:p text:style-name="P16">}</text:p>
      <text:p text:style-name="P16"/>
      <text:p text:style-name="P73"><text:soft-page-break/>MaterialApp</text:p>
      <text:p text:style-name="P23">Um widget de conveniência que envolve vários widgets que são normalmente necessários para aplicativos que implementam Material Design.</text:p>
      <text:p text:style-name="P23">Normalmente fica dentro <text:span text:style-name="T7">runApp()</text:span>, substituindo o <text:span text:style-name="T7">myApp()</text:span>, </text:p>
      <text:p text:style-name="P16"/>
      <text:p text:style-name="P73">Scaffold</text:p>
      <text:p text:style-name="P23">Implementa a estrutura básica de layout visual do Material Design. Esta classe fornece APIs para mostrar drawers, snack bars, e bottom sheets.</text:p>
      <text:p text:style-name="P23">Normalmente fica dentro da MaterialApp, e dentro dessa nos podemos criar os outros widgets que serão renderizados e mostrados, </text:p>
      <text:p text:style-name="P23">A coisa mais imediata possível de perceber é que a tela escura é substituída por um fundo branco que preenchera toda a tela.</text:p>
      <text:p text:style-name="P23">Normalmente é definido dentro do <text:span text:style-name="T7">home: </text:span></text:p>
      <text:p text:style-name="P23"/>
      <text:p text:style-name="P73">Appbar</text:p>
      <text:p text:style-name="P23">Uma barra de aplicativos do Material Design. Uma barra de aplicativos consiste em uma barra de ferramentas e potencialmente outros widgets, como TabBar e um FlexibleSpaceBar.</text:p>
      <text:p text:style-name="P21"/>
      <text:p text:style-name="P72">Exemplo de estrutura básica com os temas já estudados.</text:p>
      <text:p text:style-name="P72"/>
      <text:p text:style-name="P129"><text:span text:style-name="T20">void</text:span> main() =&gt; runApp(<text:span text:style-name="T24">MaterialApp</text:span>(</text:p>
      <text:p text:style-name="P129"><text:s text:c="6"/>home: <text:span text:style-name="T24">Scaffold</text:span>(</text:p>
      <text:p text:style-name="P129"><text:s text:c="8"/>appBar: <text:span text:style-name="T24">AppBar</text:span>(</text:p>
      <text:p text:style-name="P129"><text:s text:c="10"/>title: <text:span text:style-name="T24">Text</text:span>('<text:span text:style-name="T27">Transferências</text:span>'),</text:p>
      <text:p text:style-name="P129"><text:s text:c="8"/>),</text:p>
      <text:p text:style-name="P129"><text:s text:c="8"/>floatingActionButton: <text:span text:style-name="T24">FloatingActionButton</text:span>(</text:p>
      <text:p text:style-name="P129"><text:s text:c="10"/>onPressed: () { <text:s/>},</text:p>
      <text:p text:style-name="P129"><text:s text:c="10"/>child: <text:span text:style-name="T24">Icon</text:span>(<text:span text:style-name="T24">Icons</text:span>.add),</text:p>
      <text:p text:style-name="P129"><text:s text:c="8"/>), <text:span text:style-name="T28">// </text:span><text:span text:style-name="T29">FloatingActionButton</text:span></text:p>
      <text:p text:style-name="P129"><text:s text:c="6"/>), <text:span text:style-name="T28">// </text:span><text:span text:style-name="T29">Scaffold</text:span></text:p>
      <text:p text:style-name="P129"><text:s text:c="4"/>)); <text:span text:style-name="T28">// </text:span><text:span text:style-name="T29">materialApp</text:span></text:p>
      <text:p text:style-name="P132"/>
      <text:p text:style-name="P72"/>
      <text:p text:style-name="P72">.</text:p>
      <text:p text:style-name="P72">└── MaterialApp</text:p>
      <text:p text:style-name="P72"><text:s text:c="4"/>└── Scaffold</text:p>
      <text:p text:style-name="P72"><text:s text:c="8"/>├── AppBar</text:p>
      <text:p text:style-name="P72"><text:s text:c="8"/>│ <text:s text:c="2"/>└── title - Text</text:p>
      <text:p text:style-name="P72"><text:s text:c="8"/>└── FloatingActionButton</text:p>
      <text:p text:style-name="P72"><text:s text:c="12"/>└── child – Icon</text:p>
      <text:p text:style-name="P73"/>
      <text:p text:style-name="P27">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7"/>
      <text:p text:style-name="P22"/>
      <text:p text:style-name="P71">Container</text:p>
      <text:p text:style-name="P16">O Container é um Widget que possuí atributos como margin, padding, alinhamento, color, controle de largura e altura, sombras e bordas.</text:p>
      <text:p text:style-name="P16"/>
      <text:p text:style-name="P71">Row</text:p>
      <text:p text:style-name="P16"><text:soft-page-break/>Já o Row é um Widget para se posicionar coisas horizontalmente e podendo controlar o espaçamento entre eles.</text:p>
      <text:p text:style-name="P16"/>
      <text:p text:style-name="P71">Column</text:p>
      <text:p text:style-name="P16">O Column não é muito diferente do Row, sendo a única diferença entre eles é que seus filhos serão posicionado verticalmente. <text:span text:style-name="T32">Column não rola a tela, portanto é um erro ter mais filhos do que cabe na tela.</text:span></text:p>
      <text:p text:style-name="P35">Dentro do Column crie um campo children, para indicar os filhos do column;</text:p>
      <text:p text:style-name="P28">Para um único filho considere <text:span text:style-name="T15">Center</text:span> ou <text:span text:style-name="T15">Align</text:span></text:p>
      <text:p text:style-name="P16"/>
      <text:p text:style-name="P71">Stack</text:p>
      <text:p text:style-name="P16">O Stack é bem simples, ele te da a flexibilidade de empilhar um filho em cima do outro. <text:span text:style-name="T32">Sobrepor.</text:span></text:p>
      <text:p text:style-name="P16"/>
      <text:p text:style-name="P94">Icon</text:p>
      <text:p text:style-name="P65">Ícone que pode ser colocado dentro de vários widgets, atributos(color: , size: ,);</text:p>
      <text:p text:style-name="P65"/>
      <text:p text:style-name="P94">Text</text:p>
      <text:p text:style-name="P65">color: , fontSize: ,</text:p>
      <text:p text:style-name="P16"/>
      <text:p text:style-name="P79">leading</text:p>
      <text:p text:style-name="P29">Widget para colocar no início da barra de navegação. Normalmente, um botão Voltar para uma página normal ou um botão Cancelar para diálogos de página inteira, ou um ícone que represente o conteúdo.</text:p>
      <text:p text:style-name="P79"/>
      <text:p text:style-name="P81">Card</text:p>
      <text:p text:style-name="P17">Um <text:span text:style-name="T33">card</text:span> de design de material: um painel com cantos ligeiramente arredondados e uma sombra elevada.</text:p>
      <text:p text:style-name="P17">Um cartão é uma folha de material usada para representar algumas informações relacionadas, por exemplo, um álbum, uma localização geográfica, uma refeição, detalhes de contato, etc.,</text:p>
      <text:p text:style-name="P95"/>
      <text:p text:style-name="P17"/>
      <text:p text:style-name="P75">ListTile</text:p>
      <text:p text:style-name="P25">Uma única linha de altura fixa que normalmente contém algum texto, bem como um ícone à esquerda ou à direita. Um bloco de lista contém de uma a três linhas de texto, opcionalmente flanqueadas por ícones ou outros widgets, como caixas de seleção. </text:p>
      <text:p text:style-name="P25">Fica bom dentro de um card, porque podemos usar por exemplo um ícone no começo do card, seguido de duas ou três linhas.</text:p>
      <text:p text:style-name="P25"/>
      <text:p text:style-name="P80">leading</text:p>
      <text:p text:style-name="P30">Widget para colocar no início da barra de navegação. Normalmente, um botão Voltar para uma página normal ou um botão Cancelar para diálogos de página inteira, ou um ícone que represente o conteúdo.</text:p>
      <text:p text:style-name="P30"/>
      <text:p text:style-name="P25">Uma sequência ideal, com uso dos atríbutos e um card, com a seguinte estrutura:</text:p>
      <text:p text:style-name="P24"/>
      <text:p text:style-name="P24">home: Scaffold(</text:p>
      <text:p text:style-name="P24"><text:s text:c="8"/>body: Column(</text:p>
      <text:p text:style-name="P24"><text:s text:c="8"/><text:tab/>children: &lt;Widget&gt;[</text:p>
      <text:p text:style-name="P24"><text:s text:c="12"/><text:tab/>Card(</text:p>
      <text:p text:style-name="P24"><text:s text:c="14"/><text:tab/><text:tab/>child: ListTile(</text:p>
      <text:p text:style-name="P24"><text:s text:c="16"/><text:tab/><text:tab/><text:tab/>leading: Icon(Icons.monetization_on),</text:p>
      <text:p text:style-name="P24"><text:s text:c="15"/><text:tab/><text:tab/><text:tab/> title: Text('100.0'),</text:p>
      <text:p text:style-name="P24"><text:soft-page-break/><text:s text:c="16"/><text:tab/><text:tab/><text:tab/>subtitle: Text('1000'),</text:p>
      <text:p text:style-name="P24"><text:s text:c="14"/>),</text:p>
      <text:p text:style-name="P24"><text:s text:c="12"/>),</text:p>
      <text:p text:style-name="P24"><text:s text:c="12"/>Card(</text:p>
      <text:p text:style-name="P24"><text:s text:c="12"/><text:tab/>child: ListTile(</text:p>
      <text:p text:style-name="P24"><text:s text:c="16"/><text:tab/><text:tab/>leading: Icon(Icons.monetization_on),</text:p>
      <text:p text:style-name="P24"><text:s text:c="16"/><text:tab/><text:tab/>title: Text('200.0'),</text:p>
      <text:p text:style-name="P24"><text:s text:c="16"/><text:tab/><text:tab/>subtitle: Text('1000'),</text:p>
      <text:p text:style-name="P24"><text:s text:c="14"/>),</text:p>
      <text:p text:style-name="P24"><text:s text:c="12"/>),</text:p>
      <text:p text:style-name="P24"><text:s text:c="10"/>],</text:p>
      <text:p text:style-name="P24"><text:s text:c="8"/>),</text:p>
      <text:p text:style-name="P138"/>
      <text:p text:style-name="P133">└── Card</text:p>
      <text:p text:style-name="P133"><text:s text:c="4"/>└── ListTile</text:p>
      <text:p text:style-name="P133"><text:s text:c="8"/>├── leading - Icon</text:p>
      <text:p text:style-name="P133"><text:s text:c="8"/>├── title - Text</text:p>
      <text:p text:style-name="P133"><text:s text:c="8"/>└── subtitle – Text</text:p>
      <text:p text:style-name="P74"/>
      <text:p text:style-name="P76">Criando uma nova classe</text:p>
      <text:p text:style-name="P26">Para linguagem com POO a criação de classe é normal, no flutter classes que devem mostrar alguma coisa em tela devem herdar os atributos da classe <text:span text:style-name="T34">Widget</text:span><text:span text:style-name="T7">, </text:span><text:span text:style-name="T37">só que normalmente a classe Widget é usada para criação de Widgets de mais baixo nível, para mais alto nível podemos </text:span>então <text:span text:style-name="T37">usar uma </text:span>das duas classes abaixo, cujo ambas herdam de widget:</text:p>
      <text:p text:style-name="P77"/>
      <text:p text:style-name="P18"><text:span text:style-name="T8">StatefulWidget – </text:span><text:span text:style-name="T10">Que podem ser atualizados em tempo de execução; </text:span><text:span text:style-name="T63">Você pode criar seu próprio Widgte que atenda suas necessidades, o código mínimo para </text:span><text:span text:style-name="T69">criar um StatefulWidget</text:span><text:span text:style-name="T63"> é o seguinte:</text:span></text:p>
      <text:p text:style-name="P18"/>
      <text:p text:style-name="P163"><text:span text:style-name="Source_20_Text">import 'package:flutter/material.dart';</text:span></text:p>
      <text:p text:style-name="P164"/>
      <text:p text:style-name="P164"><text:span text:style-name="Source_20_Text">class MeuWidget extends StatefulWidget {</text:span></text:p>
      <text:p text:style-name="P164"><text:span text:style-name="Source_20_Text"><text:s text:c="2"/>@override</text:span></text:p>
      <text:p text:style-name="P164"><text:span text:style-name="Source_20_Text"><text:s text:c="2"/>_MeuWidgetState createState() =&gt; _MeuWidgetState();</text:span></text:p>
      <text:p text:style-name="P164"><text:span text:style-name="Source_20_Text">}</text:span></text:p>
      <text:p text:style-name="P164"/>
      <text:p text:style-name="P164"><text:span text:style-name="Source_20_Text">class _MeuWidgetState extends State&lt;MeuWidget&gt; {</text:span></text:p>
      <text:p text:style-name="P164"><text:span text:style-name="Source_20_Text"><text:s text:c="2"/>@override</text:span></text:p>
      <text:p text:style-name="P164"><text:span text:style-name="Source_20_Text"><text:s text:c="2"/>Widget build(BuildContext context) {</text:span></text:p>
      <text:p text:style-name="P164"><text:span text:style-name="Source_20_Text"><text:s text:c="4"/>return Container();</text:span></text:p>
      <text:p text:style-name="P164"><text:span text:style-name="Source_20_Text"><text:s text:c="2"/>}</text:span></text:p>
      <text:p text:style-name="P165"><text:span text:style-name="Source_20_Text">}</text:span></text:p>
      <text:p text:style-name="P33">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77"/>
      <text:p text:style-name="P77">StatelessWidget – <text:span text:style-name="T11">Que possuem conteúdo estático, </text:span><text:span text:style-name="T13">Você pode criar seu próprio Widgte que atenda suas necessidades, o código mínimo para isso é o seguinte:</text:span></text:p>
      <text:p text:style-name="P162"><text:span text:style-name="Source_20_Text"><text:span text:style-name="T65">class</text:span></text:span><text:span text:style-name="Source_20_Text"><text:span text:style-name="T13"> </text:span></text:span><text:span text:style-name="Source_20_Text"><text:span text:style-name="T25">MeuWidget</text:span></text:span><text:span text:style-name="Source_20_Text"><text:span text:style-name="T13"> </text:span></text:span><text:span text:style-name="Source_20_Text"><text:span text:style-name="T65">extends</text:span></text:span><text:span text:style-name="Source_20_Text"><text:span text:style-name="T13"> </text:span></text:span><text:span text:style-name="Source_20_Text"><text:span text:style-name="T67">StatelessWidget</text:span></text:span><text:span text:style-name="Source_20_Text"><text:span text:style-name="T13"> {</text:span></text:span></text:p>
      <text:p text:style-name="P164"><text:span text:style-name="Source_20_Text"><text:s text:c="2"/></text:span><text:span text:style-name="Source_20_Text"><text:span text:style-name="T28">@override</text:span></text:span></text:p>
      <text:p text:style-name="P164"><text:span text:style-name="Source_20_Text"><text:s text:c="2"/></text:span><text:span text:style-name="Source_20_Text"><text:span text:style-name="T24">Widget</text:span></text:span><text:span text:style-name="Source_20_Text"> build(</text:span><text:span text:style-name="Source_20_Text"><text:span text:style-name="T24">BuildContext</text:span></text:span><text:span text:style-name="Source_20_Text"> context) {</text:span></text:p>
      <text:p text:style-name="P164"><text:span text:style-name="Source_20_Text"><text:s text:c="4"/></text:span><text:span text:style-name="Source_20_Text"><text:span text:style-name="T64">return</text:span></text:span><text:span text:style-name="Source_20_Text"> </text:span><text:span text:style-name="Source_20_Text"><text:span text:style-name="T66">Container()</text:span></text:span><text:span text:style-name="Source_20_Text">;</text:span></text:p>
      <text:p text:style-name="P164"><text:span text:style-name="Source_20_Text"><text:s text:c="2"/>}</text:span></text:p>
      <text:p text:style-name="P165"><text:span text:style-name="Source_20_Text">}</text:span></text:p>
      <text:p text:style-name="P136"><text:span text:style-name="Source_20_Text">import 'package:flutter/cupertino.dart';</text:span></text:p>
      <text:p text:style-name="P135"><text:soft-page-break/><text:span text:style-name="Source_20_Text">import 'package:flutter/material.dart';</text:span></text:p>
      <text:p text:style-name="P135"/>
      <text:p text:style-name="P135"><text:span text:style-name="Source_20_Text">void main() {</text:span></text:p>
      <text:p text:style-name="P135"><text:span text:style-name="Source_20_Text"><text:s text:c="2"/>runApp(MyApp());</text:span></text:p>
      <text:p text:style-name="P135"><text:span text:style-name="Source_20_Text">}</text:span></text:p>
      <text:p text:style-name="P135"><text:span text:style-name="Source_20_Text">class MyApp extends StatelessWidget {</text:span></text:p>
      <text:p text:style-name="P135"/>
      <text:p text:style-name="P135"><text:span text:style-name="Source_20_Text"><text:s text:c="2"/>@override</text:span></text:p>
      <text:p text:style-name="P135"><text:span text:style-name="Source_20_Text"><text:s text:c="2"/>Widget build(BuildContext context) {</text:span></text:p>
      <text:p text:style-name="P135"><text:span text:style-name="Source_20_Text"><text:s text:c="4"/>return MaterialApp(</text:span></text:p>
      <text:p text:style-name="P135"><text:span text:style-name="Source_20_Text"><text:s text:c="6"/>theme: ThemeData(</text:span></text:p>
      <text:p text:style-name="P135"><text:span text:style-name="Source_20_Text"><text:s text:c="8"/>primarySwatch: Colors.blue,</text:span></text:p>
      <text:p text:style-name="P135"><text:span text:style-name="Source_20_Text"><text:s text:c="8"/>visualDensity: VisualDensity.adaptivePlatformDensity,</text:span></text:p>
      <text:p text:style-name="P135"><text:span text:style-name="Source_20_Text"><text:s text:c="6"/>),</text:span></text:p>
      <text:p text:style-name="P135"><text:span text:style-name="Source_20_Text"><text:s text:c="6"/>home: MyHomePage(),</text:span></text:p>
      <text:p text:style-name="P135"><text:span text:style-name="Source_20_Text"><text:s text:c="4"/>);</text:span></text:p>
      <text:p text:style-name="P135"><text:span text:style-name="Source_20_Text"><text:s text:c="2"/>}</text:span></text:p>
      <text:p text:style-name="P135"><text:span text:style-name="Source_20_Text">}</text:span></text:p>
      <text:p text:style-name="P135"><text:span text:style-name="Source_20_Text">class MyHomePage extends StatelessWidget {</text:span></text:p>
      <text:p text:style-name="P135"/>
      <text:p text:style-name="P135"><text:span text:style-name="Source_20_Text"><text:s text:c="2"/>@override</text:span></text:p>
      <text:p text:style-name="P135"><text:span text:style-name="Source_20_Text"><text:s text:c="2"/>Widget build(BuildContext context) {</text:span></text:p>
      <text:p text:style-name="P135"/>
      <text:p text:style-name="P135"><text:span text:style-name="Source_20_Text"><text:s text:c="4"/>return Scaffold(</text:span></text:p>
      <text:p text:style-name="P135"><text:span text:style-name="Source_20_Text"><text:s text:c="6"/>appBar: AppBar(</text:span></text:p>
      <text:p text:style-name="P135"><text:span text:style-name="Source_20_Text"><text:s text:c="8"/>title: Text('Alura Stateless'),</text:span></text:p>
      <text:p text:style-name="P135"><text:span text:style-name="Source_20_Text"><text:s text:c="6"/>),</text:span></text:p>
      <text:p text:style-name="P135"><text:span text:style-name="Source_20_Text"><text:s text:c="6"/>body: Center(</text:span></text:p>
      <text:p text:style-name="P135"><text:span text:style-name="Source_20_Text"><text:s text:c="8"/>child: Text(</text:span></text:p>
      <text:p text:style-name="P135"><text:span text:style-name="Source_20_Text"><text:s text:c="10"/>'Alura Stateless',</text:span></text:p>
      <text:p text:style-name="P135"><text:span text:style-name="Source_20_Text"><text:s text:c="10"/>style: TextStyle(</text:span></text:p>
      <text:p text:style-name="P135"><text:span text:style-name="Source_20_Text"><text:s text:c="12"/>fontSize: 30,</text:span></text:p>
      <text:p text:style-name="P135"><text:span text:style-name="Source_20_Text"><text:s text:c="12"/>fontWeight: FontWeight.bold,</text:span></text:p>
      <text:p text:style-name="P135"><text:span text:style-name="Source_20_Text"><text:s text:c="10"/>),</text:span></text:p>
      <text:p text:style-name="P135"><text:span text:style-name="Source_20_Text"><text:s text:c="8"/>),</text:span></text:p>
      <text:p text:style-name="P135"><text:span text:style-name="Source_20_Text"><text:s text:c="6"/>),</text:span></text:p>
      <text:p text:style-name="P135"><text:span text:style-name="Source_20_Text"><text:s text:c="4"/>);</text:span></text:p>
      <text:p text:style-name="P135"><text:span text:style-name="Source_20_Text"><text:s text:c="2"/>}</text:span></text:p>
      <text:p text:style-name="P161"><text:span text:style-name="Source_20_Text">}</text:span></text:p>
      <text:p text:style-name="P134">// <text:span text:style-name="T68">Exemplo de um arquivo com elementos Stateless;</text:span></text:p>
      <text:p text:style-name="P20"/>
      <text:p text:style-name="P78"><text:span text:style-name="T11">Para aplicar essa herança também é preciso sobrescrever com </text:span><text:span text:style-name="T35">@overide</text:span><text:span text:style-name="T11"> a função </text:span><text:span text:style-name="T36">CreateElement( )</text:span><text:span text:style-name="T11">.</text:span></text:p>
      <text:p text:style-name="P31"/>
      <text:p text:style-name="P78"><text:span text:style-name="T11"><text:s/></text:span><text:span text:style-name="T12">Exemplo de Modelo:</text:span></text:p>
      <text:p text:style-name="P32"/>
      <text:p text:style-name="P32"/>
      <text:p text:style-name="P140"><text:span text:style-name="T38">import </text:span><text:span text:style-name="T41">'package:flutter/material.dart'</text:span><text:span text:style-name="T38">;</text:span></text:p>
      <text:p text:style-name="P139"><text:span text:style-name="T38">void </text:span><text:span text:style-name="T43">main</text:span>() =&gt; runApp(<text:span text:style-name="T43">MaterialApp</text:span>(</text:p>
      <text:p text:style-name="P148"><text:s text:c="6"/><text:span text:style-name="T49">home: </text:span><text:span text:style-name="T44">Scaffold</text:span><text:span text:style-name="T49">(</text:span></text:p>
      <text:p text:style-name="P148"><text:s text:c="8"/><text:span text:style-name="T49">appBar: </text:span><text:span text:style-name="T44">AppBar</text:span><text:span text:style-name="T49">(</text:span></text:p>
      <text:p text:style-name="P148"><text:s text:c="10"/><text:span text:style-name="T49">title: </text:span><text:span text:style-name="T39">const </text:span><text:span text:style-name="T44">Text</text:span><text:span text:style-name="T49">(</text:span><text:span text:style-name="T42">'Delivre'</text:span><text:span text:style-name="T49">)</text:span><text:span text:style-name="T39">,</text:span></text:p>
      <text:p text:style-name="P148"><text:span text:style-name="T38"><text:s text:c="8"/></text:span><text:span text:style-name="T49">)</text:span><text:span text:style-name="T39">,</text:span></text:p>
      <text:p text:style-name="P148"><text:span text:style-name="T38"><text:s text:c="8"/></text:span><text:span text:style-name="T49">body: </text:span><text:span text:style-name="T39">const </text:span><text:span text:style-name="T44">ListaDeTransferencia</text:span><text:span text:style-name="T49">()</text:span><text:span text:style-name="T39">,</text:span></text:p>
      <text:p text:style-name="P148"><text:span text:style-name="T38"><text:s text:c="10"/></text:span><text:span text:style-name="T54">// </text:span><text:span text:style-name="T56">Todo o conteúdo do body vai ser criado por esse método</text:span></text:p>
      <text:p text:style-name="P148"><text:span text:style-name="T55"><text:s text:c="8"/></text:span><text:span text:style-name="T49">floatingActionButton: </text:span><text:span text:style-name="T44">FloatingActionButton</text:span><text:span text:style-name="T49">(</text:span></text:p>
      <text:p text:style-name="P148"><text:s text:c="10"/><text:span text:style-name="T49">onPressed: () {}</text:span><text:span text:style-name="T39">, </text:span><text:span text:style-name="T54">// É necessário, para rodar;</text:span></text:p>
      <text:p text:style-name="P148"><text:span text:style-name="T53"><text:s text:c="10"/></text:span><text:span text:style-name="T49">child: </text:span><text:span text:style-name="T39">const </text:span><text:span text:style-name="T44">Icon</text:span><text:span text:style-name="T49">(Icons.</text:span><text:span text:style-name="T59">add</text:span><text:span text:style-name="T49">)</text:span><text:span text:style-name="T39">,</text:span></text:p>
      <text:p text:style-name="P148"><text:span text:style-name="T38"><text:s text:c="8"/></text:span><text:span text:style-name="T49">)</text:span><text:span text:style-name="T39">,</text:span></text:p>
      <text:p text:style-name="P148"><text:soft-page-break/><text:span text:style-name="T38"><text:s text:c="6"/></text:span><text:span text:style-name="T49">)</text:span><text:span text:style-name="T39">,</text:span></text:p>
      <text:p text:style-name="P148"><text:span text:style-name="T38"><text:s text:c="4"/></text:span><text:span text:style-name="T49">))</text:span><text:span text:style-name="T39">;</text:span></text:p>
      <text:p text:style-name="P139"><text:span text:style-name="T38">class </text:span>ListaDeTransferencia <text:span text:style-name="T38">extends </text:span>StatelessWidget {</text:p>
      <text:p text:style-name="P148"><text:s text:c="2"/><text:span text:style-name="T39">const </text:span><text:span text:style-name="T49">ListaDeTransferencia({Key? key}) : </text:span><text:span text:style-name="T39">super</text:span><text:span text:style-name="T49">(key: key)</text:span><text:span text:style-name="T39">;</text:span></text:p>
      <text:p text:style-name="P148"><text:span text:style-name="T38"><text:s text:c="2"/></text:span><text:span text:style-name="T61">@override</text:span></text:p>
      <text:p text:style-name="P148"><text:span text:style-name="T60"><text:s text:c="2"/></text:span><text:span text:style-name="T49">Widget </text:span><text:span text:style-name="T44">build</text:span><text:span text:style-name="T49">(BuildContext context) {</text:span></text:p>
      <text:p text:style-name="P148"><text:s text:c="4"/><text:span text:style-name="T54">// </text:span><text:span text:style-name="T56">TODO: implement build</text:span></text:p>
      <text:p text:style-name="P148"><text:span text:style-name="T55"><text:s text:c="4"/></text:span><text:span text:style-name="T39">return </text:span><text:span text:style-name="T44">Column</text:span><text:span text:style-name="T49">(</text:span></text:p>
      <text:p text:style-name="P148"><text:s text:c="6"/><text:span text:style-name="T49">children: &lt;Widget&gt;[</text:span></text:p>
      <text:p text:style-name="P148"><text:s text:c="8"/><text:span text:style-name="T44">CriaCard</text:span><text:span text:style-name="T49">(</text:span><text:span text:style-name="T44">Transferencia</text:span><text:span text:style-name="T49">(</text:span><text:span text:style-name="T62">100.00</text:span><text:span text:style-name="T39">, </text:span><text:span text:style-name="T62">1001</text:span><text:span text:style-name="T49">))</text:span><text:span text:style-name="T39">,</text:span></text:p>
      <text:p text:style-name="P148"><text:span text:style-name="T38"><text:s text:c="8"/></text:span><text:span text:style-name="T44">CriaCard</text:span><text:span text:style-name="T49">(</text:span><text:span text:style-name="T44">Transferencia</text:span><text:span text:style-name="T49">(</text:span><text:span text:style-name="T62">250.00</text:span><text:span text:style-name="T39">, </text:span><text:span text:style-name="T62">0002</text:span><text:span text:style-name="T49">))</text:span><text:span text:style-name="T39">,</text:span></text:p>
      <text:p text:style-name="P148"><text:span text:style-name="T38"><text:s text:c="8"/></text:span><text:span text:style-name="T44">CriaCard</text:span><text:span text:style-name="T49">(</text:span><text:span text:style-name="T44">Transferencia</text:span><text:span text:style-name="T49">(</text:span><text:span text:style-name="T62">300.00</text:span><text:span text:style-name="T39">, </text:span><text:span text:style-name="T62">5002</text:span><text:span text:style-name="T49">))</text:span><text:span text:style-name="T39">,</text:span></text:p>
      <text:p text:style-name="P148"><text:span text:style-name="T38"><text:s text:c="10"/></text:span><text:span text:style-name="T54">// O método cria o Column e os cards são criados por outro método;</text:span></text:p>
      <text:p text:style-name="P152"><text:s text:c="10"/><text:span text:style-name="T49">// Notar que por referência está sendo CRIADO e passado um objeto;</text:span></text:p>
      <text:p text:style-name="P148"><text:span text:style-name="T53"><text:s text:c="6"/></text:span><text:span text:style-name="T49">]</text:span><text:span text:style-name="T39">,</text:span></text:p>
      <text:p text:style-name="P148"><text:span text:style-name="T38"><text:s text:c="4"/></text:span><text:span text:style-name="T49">)</text:span><text:span text:style-name="T39">;</text:span></text:p>
      <text:p text:style-name="P148"><text:span text:style-name="T38"><text:s text:c="2"/></text:span><text:span text:style-name="T49">}</text:span></text:p>
      <text:p text:style-name="P139">}</text:p>
      <text:p text:style-name="P139"><text:span text:style-name="T38">class </text:span>CriaCard <text:span text:style-name="T38">extends </text:span>StatelessWidget {</text:p>
      <text:p text:style-name="P148"><text:s text:c="2"/><text:span text:style-name="T39">final </text:span><text:span text:style-name="T49">Transferencia </text:span><text:span text:style-name="T58">transf</text:span><text:span text:style-name="T39">;</text:span></text:p>
      <text:p text:style-name="P148"><text:span text:style-name="T38"><text:s text:c="2"/></text:span><text:span text:style-name="T49">CriaCard(</text:span><text:span text:style-name="T39">this</text:span><text:span text:style-name="T49">.</text:span><text:span text:style-name="T58">transf</text:span><text:span text:style-name="T49">)</text:span><text:span text:style-name="T39">;</text:span></text:p>
      <text:p text:style-name="P148"><text:span text:style-name="T38"><text:s text:c="2"/></text:span><text:span text:style-name="T61">@override</text:span></text:p>
      <text:p text:style-name="P148"><text:span text:style-name="T60"><text:s text:c="2"/></text:span><text:span text:style-name="T49">Widget </text:span><text:span text:style-name="T44">build</text:span><text:span text:style-name="T49">(BuildContext context) {</text:span></text:p>
      <text:p text:style-name="P148"><text:s text:c="4"/><text:span text:style-name="T54">// </text:span><text:span text:style-name="T56">TODO: implement build</text:span></text:p>
      <text:p text:style-name="P148"><text:span text:style-name="T55"><text:s text:c="4"/></text:span><text:span text:style-name="T39">return </text:span><text:span text:style-name="T44">Card</text:span><text:span text:style-name="T49">(</text:span></text:p>
      <text:p text:style-name="P148"><text:s text:c="6"/><text:span text:style-name="T49">child: </text:span><text:span text:style-name="T44">ListTile</text:span><text:span text:style-name="T49">(</text:span></text:p>
      <text:p text:style-name="P148"><text:s text:c="8"/><text:span text:style-name="T49">leading: </text:span><text:span text:style-name="T39">const </text:span><text:span text:style-name="T44">Icon</text:span><text:span text:style-name="T49">(Icons.</text:span><text:span text:style-name="T59">monetization_on</text:span><text:span text:style-name="T49">)</text:span><text:span text:style-name="T39">,</text:span></text:p>
      <text:p text:style-name="P148"><text:span text:style-name="T38"><text:s text:c="8"/></text:span><text:span text:style-name="T49">title: </text:span><text:span text:style-name="T44">Text</text:span><text:span text:style-name="T49">(</text:span><text:span text:style-name="T58">transf</text:span><text:span text:style-name="T49">.</text:span><text:span text:style-name="T58">valor</text:span><text:span text:style-name="T49">.toString())</text:span><text:span text:style-name="T39">,</text:span></text:p>
      <text:p text:style-name="P148"><text:span text:style-name="T38"><text:s text:c="8"/></text:span><text:span text:style-name="T49">subtitle: </text:span><text:span text:style-name="T44">Text</text:span><text:span text:style-name="T49">(</text:span><text:span text:style-name="T58">transf</text:span><text:span text:style-name="T49">.</text:span><text:span text:style-name="T58">numConta</text:span><text:span text:style-name="T49">.toString())</text:span><text:span text:style-name="T39">,</text:span></text:p>
      <text:p text:style-name="P148"><text:span text:style-name="T38"><text:s text:c="10"/></text:span><text:span text:style-name="T54">// Os itens do card sendo preenchidos por atributos de um objeto.</text:span></text:p>
      <text:p text:style-name="P148"><text:span text:style-name="T53"><text:s text:c="6"/></text:span><text:span text:style-name="T49">)</text:span><text:span text:style-name="T39">,</text:span></text:p>
      <text:p text:style-name="P148"><text:span text:style-name="T38"><text:s text:c="4"/></text:span><text:span text:style-name="T49">)</text:span><text:span text:style-name="T39">;</text:span></text:p>
      <text:p text:style-name="P148"><text:span text:style-name="T38"><text:s text:c="2"/></text:span><text:span text:style-name="T49">}</text:span></text:p>
      <text:p text:style-name="P139">}</text:p>
      <text:p text:style-name="P139"><text:span text:style-name="T38">class </text:span>Transferencia {</text:p>
      <text:p text:style-name="P148"><text:s text:c="2"/><text:span text:style-name="T39">final </text:span><text:span text:style-name="T49">double </text:span><text:span text:style-name="T58">valor</text:span><text:span text:style-name="T39">;</text:span></text:p>
      <text:p text:style-name="P148"><text:span text:style-name="T38"><text:s text:c="2"/></text:span><text:span text:style-name="T39">final </text:span><text:span text:style-name="T49">int </text:span><text:span text:style-name="T58">numConta</text:span><text:span text:style-name="T39">;</text:span></text:p>
      <text:p text:style-name="P148"><text:span text:style-name="T38"><text:s text:c="2"/></text:span><text:span text:style-name="T49">Transferencia(</text:span><text:span text:style-name="T39">this</text:span><text:span text:style-name="T49">.</text:span><text:span text:style-name="T58">valor</text:span><text:span text:style-name="T39">, this</text:span><text:span text:style-name="T49">.</text:span><text:span text:style-name="T58">numConta</text:span><text:span text:style-name="T49">)</text:span><text:span text:style-name="T39">;</text:span></text:p>
      <text:p text:style-name="P156">}</text:p>
      <text:p text:style-name="P34">Ao digitar <text:span text:style-name="T7">st</text:span> no IntelliJ ele dá a opção stless, que cria uma nova classe stateless;</text:p>
      <text:p text:style-name="P34"/>
      <text:p text:style-name="P82">Criando um formulário</text:p>
      <text:p text:style-name="P82"/>
      <text:p text:style-name="P36">Vamos criar um formulário com <text:span text:style-name="T15">TextField</text:span> e <text:span text:style-name="T15">ElevatedButton</text:span>, </text:p>
      <text:p text:style-name="P36">Um formulário pode ser criado com a seguinte estrutura:</text:p>
      <text:p text:style-name="P82">Scaffold &gt; Column &gt; Padding &gt; TextField e ElevatedButton</text:p>
      <text:p text:style-name="P36"><text:span text:style-name="T20">EdgeInsets.all(8.0),</text:span> É um item do Padding que delimita as margens entre os itens que estão dentro do padding, ele pode ser substituido por <text:bookmark-start text:name="__DdeLink__1729_2416917985"/><text:span text:style-name="T20">EdgeInsets.fromLTRB(8.0, 16.0, 8.0, 16),</text:span><text:bookmark-end text:name="__DdeLink__1729_2416917985"/> Sendo assim as margens serão respectivamente aplicadas na esquerda, topo, direita ou abaixo.</text:p>
      <text:p text:style-name="P67">E se você quiser adicionar só no topo por exemplo use o seguinte código:</text:p>
      <text:p text:style-name="P37"><text:span text:style-name="T20">EdgeInsets.</text:span><text:span text:style-name="T21">only</text:span><text:span text:style-name="T20">(</text:span><text:span text:style-name="T21">top: </text:span><text:span text:style-name="T20">8.0)</text:span></text:p>
      <text:p text:style-name="P36"/>
      <text:p text:style-name="P137"><text:span text:style-name="T43">Scaffold</text:span>(</text:p>
      <text:p text:style-name="P148"><text:s text:c="2"/><text:span text:style-name="T49">body: </text:span><text:span text:style-name="T44">Column</text:span><text:span text:style-name="T49">(</text:span></text:p>
      <text:p text:style-name="P148"><text:s text:c="4"/><text:span text:style-name="T49">children: &lt;Widget&gt;[</text:span></text:p>
      <text:p text:style-name="P148"><text:s text:c="6"/><text:span text:style-name="T39">const </text:span><text:span text:style-name="T44">Padding</text:span><text:span text:style-name="T49">( </text:span><text:span text:style-name="T54">// envolve conteúdo com margens</text:span></text:p>
      <text:p text:style-name="P148"><text:soft-page-break/><text:span text:style-name="T53"><text:s text:c="8"/></text:span><text:span text:style-name="T49">padding: </text:span><text:span text:style-name="T44">EdgeInsets</text:span><text:span text:style-name="T49">.</text:span><text:span text:style-name="T44">all</text:span><text:span text:style-name="T49">(</text:span><text:span text:style-name="T62">16.0</text:span><text:span text:style-name="T49">)</text:span><text:span text:style-name="T39">, </text:span><text:span text:style-name="T54">//Definindo as margens</text:span></text:p>
      <text:p text:style-name="P148"><text:span text:style-name="T53"><text:s text:c="8"/></text:span><text:span text:style-name="T49">child: </text:span><text:span text:style-name="T44">TextField</text:span><text:span text:style-name="T49">(</text:span></text:p>
      <text:p text:style-name="P148"><text:s text:c="10"/><text:span text:style-name="T49">style: </text:span><text:span text:style-name="T44">TextStyle</text:span><text:span text:style-name="T49">(fontSize: </text:span><text:span text:style-name="T62">24.0</text:span><text:span text:style-name="T49">)</text:span><text:span text:style-name="T39">, </text:span><text:span text:style-name="T54">// Estilo da fonte;</text:span></text:p>
      <text:p text:style-name="P148"><text:span text:style-name="T53"><text:s text:c="10"/></text:span><text:span text:style-name="T49">decoration:</text:span></text:p>
      <text:p text:style-name="P148"><text:s text:c="14"/><text:span text:style-name="T44">InputDecoration</text:span><text:span text:style-name="T49">(</text:span></text:p>
      <text:p text:style-name="P148"><text:s text:c="16"/><text:span text:style-name="T49">labelText: </text:span><text:span text:style-name="T42">'Número da conta'</text:span><text:span text:style-name="T39">,</text:span></text:p>
      <text:p text:style-name="P148"><text:span text:style-name="T38"><text:s text:c="16"/></text:span><text:span text:style-name="T49">hintText: </text:span><text:span text:style-name="T42">'0000'</text:span><text:span text:style-name="T39">,</text:span></text:p>
      <text:p text:style-name="P148"><text:span text:style-name="T38"><text:s text:c="16"/></text:span><text:span text:style-name="T49">)</text:span><text:span text:style-name="T39">,</text:span></text:p>
      <text:p text:style-name="P148"><text:span text:style-name="T38"><text:s text:c="10"/></text:span><text:span text:style-name="T49">keyboardType: TextInputType.</text:span><text:span text:style-name="T59">number</text:span><text:span text:style-name="T39">,</text:span></text:p>
      <text:p text:style-name="P148"><text:span text:style-name="T38"><text:s text:c="8"/></text:span><text:span text:style-name="T49">)</text:span><text:span text:style-name="T39">,</text:span></text:p>
      <text:p text:style-name="P148"><text:span text:style-name="T38"><text:s text:c="6"/></text:span><text:span text:style-name="T49">)</text:span><text:span text:style-name="T39">,</text:span></text:p>
      <text:p text:style-name="P148"><text:span text:style-name="T38"><text:s text:c="6"/></text:span><text:span text:style-name="T39">const </text:span><text:span text:style-name="T44">Padding</text:span><text:span text:style-name="T49">(</text:span></text:p>
      <text:p text:style-name="P148"><text:s text:c="8"/><text:span text:style-name="T49">padding: </text:span><text:span text:style-name="T44">EdgeInsets</text:span><text:span text:style-name="T49">.</text:span><text:span text:style-name="T44">all</text:span><text:span text:style-name="T49">(</text:span><text:span text:style-name="T62">24.0</text:span><text:span text:style-name="T49">)</text:span><text:span text:style-name="T39">,</text:span></text:p>
      <text:p text:style-name="P148"><text:span text:style-name="T38"><text:s text:c="8"/></text:span><text:span text:style-name="T49">child: </text:span><text:span text:style-name="T44">TextField</text:span><text:span text:style-name="T49">(style: </text:span><text:span text:style-name="T44">TextStyle</text:span><text:span text:style-name="T49">(fontSize: </text:span><text:span text:style-name="T62">24.0</text:span><text:span text:style-name="T49">)</text:span><text:span text:style-name="T39">,</text:span></text:p>
      <text:p text:style-name="P148"><text:span text:style-name="T38"><text:s text:c="10"/></text:span><text:span text:style-name="T49">decoration:</text:span></text:p>
      <text:p text:style-name="P148"><text:s text:c="10"/><text:span text:style-name="T44">InputDecoration</text:span><text:span text:style-name="T49">(</text:span></text:p>
      <text:p text:style-name="P148"><text:s text:c="14"/><text:span text:style-name="T49">labelText: </text:span><text:span text:style-name="T42">'Valor da transferência'</text:span><text:span text:style-name="T39">,</text:span></text:p>
      <text:p text:style-name="P148"><text:span text:style-name="T38"><text:s text:c="14"/></text:span><text:span text:style-name="T49">hintText: </text:span><text:span text:style-name="T42">'0.00'</text:span><text:span text:style-name="T39">,</text:span></text:p>
      <text:p text:style-name="P148"><text:span text:style-name="T38"><text:s text:c="14"/></text:span><text:span text:style-name="T49">icon: </text:span><text:span text:style-name="T44">Icon</text:span><text:span text:style-name="T49">(Icons.</text:span><text:span text:style-name="T59">monetization_on</text:span><text:span text:style-name="T49">))</text:span><text:span text:style-name="T39">,</text:span></text:p>
      <text:p text:style-name="P148"><text:span text:style-name="T38"><text:s text:c="10"/></text:span><text:span text:style-name="T49">keyboardType: TextInputType.</text:span><text:span text:style-name="T59">number</text:span><text:span text:style-name="T39">,</text:span><text:span text:style-name="T49">)</text:span><text:span text:style-name="T39">,</text:span></text:p>
      <text:p text:style-name="P148"><text:span text:style-name="T38"><text:s text:c="6"/></text:span><text:span text:style-name="T49">)</text:span><text:span text:style-name="T39">,</text:span></text:p>
      <text:p text:style-name="P148"><text:span text:style-name="T38"><text:s text:c="6"/></text:span><text:span text:style-name="T44">ElevatedButton</text:span><text:span text:style-name="T49">(</text:span></text:p>
      <text:p text:style-name="P148"><text:s text:c="8"/><text:span text:style-name="T49">onPressed: </text:span><text:span text:style-name="T39">null,</text:span></text:p>
      <text:p text:style-name="P148"><text:span text:style-name="T38"><text:s text:c="8"/></text:span><text:span text:style-name="T49">child: </text:span><text:span text:style-name="T44">Text</text:span><text:span text:style-name="T49">(</text:span><text:span text:style-name="T42">'Clique Aqui'</text:span><text:span text:style-name="T39">, </text:span><text:span text:style-name="T49">style: </text:span><text:span text:style-name="T44">TextStyle</text:span><text:span text:style-name="T49">(color: Colors.</text:span><text:span text:style-name="T59">white</text:span><text:span text:style-name="T49">))</text:span><text:span text:style-name="T39">,</text:span></text:p>
      <text:p text:style-name="P148"><text:span text:style-name="T38"><text:s text:c="8"/></text:span><text:span text:style-name="T49">style: </text:span><text:span text:style-name="T44">ButtonStyle</text:span><text:span text:style-name="T49">(</text:span></text:p>
      <text:p text:style-name="P148"><text:s text:c="12"/><text:span text:style-name="T49">backgroundColor:</text:span></text:p>
      <text:p text:style-name="P148"><text:s text:c="16"/><text:span text:style-name="T49">MaterialStateProperty.</text:span><text:span text:style-name="T45">all</text:span><text:span text:style-name="T49">&lt;Color&gt;(Colors.</text:span><text:span text:style-name="T59">deepOrange</text:span><text:span text:style-name="T49">))</text:span><text:span text:style-name="T39">,</text:span></text:p>
      <text:p text:style-name="P148"><text:span text:style-name="T38"><text:s text:c="6"/></text:span><text:span text:style-name="T49">)</text:span></text:p>
      <text:p text:style-name="P148"><text:s text:c="4"/><text:span text:style-name="T49">]</text:span><text:span text:style-name="T39">,</text:span></text:p>
      <text:p text:style-name="P148"><text:span text:style-name="T38"><text:s text:c="2"/></text:span><text:span text:style-name="T49">)</text:span><text:span text:style-name="T39">,</text:span></text:p>
      <text:p text:style-name="P148"><text:span text:style-name="T38"><text:s text:c="2"/></text:span><text:span text:style-name="T49">appBar: </text:span><text:span text:style-name="T44">AppBar</text:span><text:span text:style-name="T49">(</text:span></text:p>
      <text:p text:style-name="P148"><text:s text:c="4"/><text:span text:style-name="T49">title: </text:span><text:span text:style-name="T39">const </text:span><text:span text:style-name="T44">Text</text:span><text:span text:style-name="T49">(</text:span><text:span text:style-name="T42">'Criando Transferência'</text:span><text:span text:style-name="T49">)</text:span><text:span text:style-name="T39">,</text:span></text:p>
      <text:p text:style-name="P148"><text:span text:style-name="T38"><text:s text:c="2"/></text:span><text:span text:style-name="T49">)</text:span><text:span text:style-name="T39">,</text:span></text:p>
      <text:p text:style-name="P156">)<text:span text:style-name="T38">;</text:span></text:p>
      <text:p text:style-name="P130"/>
      <text:p text:style-name="P36"/>
      <text:p text:style-name="P38">Segue mais um modelo de formulário, sem muita programação ainda, aqui ainda é só o Layout.</text:p>
      <text:p text:style-name="P38"><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38"/>
      <text:p text:style-name="P83">TextEditinController</text:p>
      <text:p text:style-name="P39">É uma objeto criado para receber dados de um TextField, o que o usuário digitou no campo poderá ser atribuido para o TextEditingController e puxado com o recurso <text:span text:style-name="T15">TextEditingController</text:span>.<text:span text:style-name="T15">text</text:span>;</text:p>
      <text:p text:style-name="P40"/>
      <text:p text:style-name="P40">Dentro da classe primeira você cria o Controlador.</text:p>
      <text:p text:style-name="P40"/>
      <text:p text:style-name="P141"><text:span text:style-name="T38">final </text:span>TextEditingController <text:span text:style-name="T57">_controllerValor </text:span>= <text:span text:style-name="T43">TextEditingController</text:span>()<text:span text:style-name="T38">;</text:span></text:p>
      <text:p text:style-name="P40"/>
      <text:p text:style-name="P40">Dentro do campo TextFiel você atribui o campo controller: e chama a variável criada para ela:</text:p>
      <text:p text:style-name="P40"/>
      <text:p text:style-name="P141">controller: <text:span text:style-name="T57">_controllerValor</text:span><text:span text:style-name="T38">,</text:span></text:p>
      <text:p text:style-name="P40"/>
      <text:p text:style-name="P68"><text:span text:style-name="T71">ATENÇÃO</text:span>: Caso não funcione da forma acima tente converter a classe de stateless para full;</text:p>
      <text:p text:style-name="P41">Para finalizar a captura, pode ocorrer por exemplo dentro de um elevatedButton, ou em outro momento que se fizer necessário. O controller vai ficar preenchido com uma String, devemos fazer o parse se os dados se referem a outro objeto:</text:p>
      <text:p text:style-name="P40"><text:soft-page-break/></text:p>
      <text:p text:style-name="P141"><text:span text:style-name="T38">final </text:span>double? <text:span text:style-name="T70">valor</text:span> = double.<text:span text:style-name="T48">tryParse</text:span>(<text:span text:style-name="T57">_controllerValor</text:span>.<text:span text:style-name="T57">text</text:span>)<text:span text:style-name="T38">;</text:span></text:p>
      <text:p text:style-name="P40"/>
      <text:p text:style-name="P84">Criando uma Snackbar</text:p>
      <text:p text:style-name="P84"/>
      <text:p text:style-name="P42">É uma barrinha que surge quando você clica em algo por exemplo, na parte inferior, acho que se assemelha ao toast do java.</text:p>
      <text:p text:style-name="P42"/>
      <text:p text:style-name="P147">ScaffoldMessenger.<text:span text:style-name="T48">of</text:span>(context).showSnackBar(<text:span text:style-name="T43">SnackBar</text:span>(</text:p>
      <text:p text:style-name="P148"><text:s text:c="2"/><text:span text:style-name="T49">content: </text:span><text:span text:style-name="T44">Text</text:span><text:span text:style-name="T49">(</text:span><text:span text:style-name="T42">"</text:span><text:span text:style-name="T49">$novoAtivo</text:span><text:span text:style-name="T42">"</text:span><text:span text:style-name="T49">)</text:span><text:span text:style-name="T39">,</text:span></text:p>
      <text:p text:style-name="P139">))<text:span text:style-name="T38">;</text:span></text:p>
      <text:p text:style-name="P159">// Dentro do ScaffoldMessenger Snackbar uma barra aparece na parte inferior da tela;</text:p>
      <text:p text:style-name="P99">Só que pra nós não funcionou.</text:p>
      <text:p text:style-name="P42"/>
      <text:p text:style-name="P43">Exemplo simples <text:a xlink:type="simple" xlink:href="https://github.com/alura-cursos/flutter-fundamentos/commit/3f2c8aea157a124fa4fca03f295f849e202ba6c2" text:style-name="Internet_20_link" text:visited-style-name="Visited_20_Internet_20_Link">https://github.com/alura-cursos/flutter-fundamentos/commit/3f2c8aea157a124fa4fca03f295f849e202ba6c2</text:a> </text:p>
      <text:p text:style-name="P43"/>
      <text:p text:style-name="P43">Exemplo funcionando:</text:p>
      <text:p text:style-name="P43"><text:a xlink:type="simple" xlink:href="https://github.com/marcioFreire42/Meus_Arquivos_Flutter/blob/master/Snackbar.dart" text:style-name="Internet_20_link" text:visited-style-name="Visited_20_Internet_20_Link">https://github.com/marcioFreire42/Meus_Arquivos_Flutter/blob/master/Snackbar.dart</text:a> </text:p>
      <text:p text:style-name="P43"/>
      <text:p text:style-name="P85">Parametros opcionais dart</text:p>
      <text:p text:style-name="P44">Quando queremos reaproveita um código para criação de um ou mais widgets, mas eles não possuem os mesmos atributos assim não poderemos usar o mesmo construtor não é? Na verdade existe um recurso do dart chamado Parâmetros opcionais, dentro do construtor você envolve os atributos com chaves { }, assim na chamada da função que você chama o construtor não é obrigado enviar todos os atributos, nem na ordem certa, basta identificar cada um com o nome do atributo seguido de dois pontos:</text:p>
      <text:p text:style-name="P44"/>
      <text:p text:style-name="P44">No construtor:</text:p>
      <text:p text:style-name="P44"><text:span text:style-name="T20">CriaObjeto</text:span>( { <text:span text:style-name="T14">this</text:span>.<text:span text:style-name="T36">nome</text:span>, <text:span text:style-name="T14">this</text:span>.<text:span text:style-name="T36">valor</text:span>, <text:span text:style-name="T14">this</text:span>.<text:span text:style-name="T36">cotacao</text:span>})</text:p>
      <text:p text:style-name="P43"/>
      <text:p text:style-name="P44">Na chamada:</text:p>
      <text:p text:style-name="P44"/>
      <text:p text:style-name="P44"><text:span text:style-name="T20">CriaObjeto</text:span>(<text:span text:style-name="T28">nome</text:span>: <text:span text:style-name="T24">nome</text:span>, <text:span text:style-name="T28">valor</text:span>: <text:span text:style-name="T24">valorDaEmpresa</text:span>);</text:p>
      <text:p text:style-name="P41"/>
      <text:p text:style-name="P86">Ponto de Interrogação ?</text:p>
      <text:p text:style-name="P86">Dart</text:p>
      <text:p text:style-name="P86"/>
      <text:p text:style-name="P45">Quando colocamos um ponto de interrogação depois do nome de uma variável estamos avisando que aquela variável pode receber um valor null, erros com variáveis que não podem ser nulas coloque um ponto de ? Após o nome da variável.</text:p>
      <text:p text:style-name="P46">Em construtores com parâmetros opcionais os atributos que não serão enviados todas as vezes devem ter a declaração da variável com a interrogação.</text:p>
      <text:p text:style-name="P46">Ex: <text:span text:style-name="T71">final</text:span><text:span text:style-name="T7"> </text:span><text:span text:style-name="T72">IconData?</text:span><text:span text:style-name="T7"> </text:span><text:span text:style-name="T15">Icone</text:span><text:span text:style-name="T7">;</text:span></text:p>
      <text:p text:style-name="P46"/>
      <text:p text:style-name="P87">Operador ternário</text:p>
      <text:p text:style-name="P47">Um IF eles diferente, </text:p>
      <text:p text:style-name="P10">variavel != null ? OutlineInputBorder( ) : null,</text:p>
      <text:p text:style-name="P47"/>
      <text:p text:style-name="P47">Se lê da seguinte maneria, se a variável em questão for diferente de nula, então acontece o que vem depois da interrogação, se não acontece o que vem depois dos dois pontos;</text:p>
      <text:p text:style-name="P47"><text:soft-page-break/></text:p>
      <text:p text:style-name="P88">Navigator, MaterialPageRoute, rotas, route, <text:span text:style-name="T73">push</text:span></text:p>
      <text:p text:style-name="P88">Mudança de tela, </text:p>
      <text:p text:style-name="P88"/>
      <text:p text:style-name="P48">Para passar de uma tela para outra devemos criar um elemento Navigator.push, passar um contexto e uma rota, podemos criar nossa própria rota, ou usar uma padrão criada pelo sistema que quebra o galho, o MaterialPageRoute( ) e na sua chamada passamos o atributo builder com um contexto e retornando a tela que você quer acessar:</text:p>
      <text:p text:style-name="P48"/>
      <text:p text:style-name="P142"/>
      <text:p text:style-name="P157"><text:s/><text:span text:style-name="T50">Navigator.</text:span><text:span text:style-name="T46">push</text:span><text:span text:style-name="T50">(context</text:span><text:span text:style-name="T40">, </text:span><text:span text:style-name="T47">MaterialPageRoute</text:span><text:span text:style-name="T50">(builder: (context) {</text:span></text:p>
      <text:p text:style-name="P157"><text:span text:style-name="T39">return </text:span><text:span text:style-name="T44">FormularioTransferencia</text:span><text:span text:style-name="T49">()</text:span><text:span text:style-name="T39">;</text:span></text:p>
      <text:p text:style-name="P160"/>
      <text:p text:style-name="P49">O <text:span text:style-name="T7">push </text:span>tem como referência a devolução de um <text:span text:style-name="T74">objeto do tipo Future, então se criamos um objeto do tipo future e como resultados colocamos um</text:span><text:span text:style-name="T16"> Navigator.push </text:span><text:span text:style-name="T74">o item que for devolvido vai preencher o objeto future, podemos então tornar genérico com o tipo de objeto que esperamos receber, fica da seguinte maneira:</text:span></text:p>
      <text:p text:style-name="P49"/>
      <text:p text:style-name="P49">O Future é basicamente um callback que permite o acesso a uma possível resposta durante a navegação. Para fazermos esse acesso, precisaremos de outra função de callback que somente o receberá no momento em que esse retorno acontecer. Por exemplo, quando entramos na tela de formulário, todo o código no nosso FloatingActionButton já foi executado e não teremos mais acesso a ele. Justamente por isso, precisaremos de um comportamento para receber os valores, algo que conseguiremos com o <text:span text:style-name="T7">future.then()</text:span>. Assim, no evento do clique em "Confirmar", por exemplo, executaremos outro código que devolverá os valores a esse Future.</text:p>
      <text:p text:style-name="P50">O código na primeira página ficará assim:</text:p>
      <text:p text:style-name="P100"/>
      <text:p text:style-name="P149"><text:span text:style-name="T51">onPressed: () {</text:span> <text:s/></text:p>
      <text:p text:style-name="P166"><text:span text:style-name="T39">final </text:span><text:span text:style-name="T49">Future future = Navigator.</text:span><text:span text:style-name="T45">push</text:span><text:span text:style-name="T49">(context</text:span><text:span text:style-name="T39">, </text:span><text:span text:style-name="T44">MaterialPageRoute</text:span><text:span text:style-name="T49">(builder: (context) {</text:span></text:p>
      <text:p text:style-name="P148"><text:s text:c="4"/><text:span text:style-name="T39">return </text:span><text:span text:style-name="T44">FormularioTransferencia</text:span><text:span text:style-name="T49">()</text:span><text:span text:style-name="T39">;</text:span></text:p>
      <text:p text:style-name="P148"><text:span text:style-name="T38"><text:s text:c="2"/></text:span><text:span text:style-name="T49">}))</text:span><text:span text:style-name="T39">;</text:span></text:p>
      <text:p text:style-name="P148"><text:span text:style-name="T38"><text:s text:c="2"/></text:span><text:span text:style-name="T49">future.then((transferenciaRecebida) {</text:span></text:p>
      <text:p text:style-name="P148"><text:s text:c="4"/><text:span text:style-name="T49">debugPrint(</text:span><text:span text:style-name="T42">'Chegou o then do Future!'</text:span><text:span text:style-name="T49">)</text:span><text:span text:style-name="T39">;</text:span></text:p>
      <text:p text:style-name="P148"><text:span text:style-name="T38"><text:s text:c="4"/></text:span><text:span text:style-name="T49">debugPrint(</text:span><text:span text:style-name="T42">'</text:span><text:span text:style-name="T49">$transferenciaRecebida</text:span><text:span text:style-name="T42">'</text:span><text:span text:style-name="T49">)</text:span><text:span text:style-name="T39">;</text:span></text:p>
      <text:p text:style-name="P148"><text:span text:style-name="T38"><text:s text:c="2"/></text:span><text:span text:style-name="T49">})</text:span><text:span text:style-name="T39">;</text:span></text:p>
      <text:p text:style-name="P156">}<text:span text:style-name="T38">,</text:span></text:p>
      <text:p text:style-name="P51">1° Cria um objeto Future;</text:p>
      <text:p text:style-name="P51">2° Objeto futuro chama a outra tela com o Navigator;</text:p>
      <text:p text:style-name="P51">3° Segunda tela devolve algum conteúdo de finalizada com um código específico;</text:p>
      <text:p text:style-name="P51">4° objetoFuturo.then recebe o objeto e trata conforme desejado;</text:p>
      <text:p text:style-name="P51"/>
      <text:p text:style-name="P52">Na tela 2 deveremos ter acesso à função <text:span text:style-name="T7"><text:s/>Navigator.pop(),</text:span> que remove a tela da pilha de navegação. Ou seja, o push() adiciona uma tela à pilha, e o pop() a remove. </text:p>
      <text:p text:style-name="P52">Nessa chamada, enviaremos como argumento o context e o valor genérico que deverá retornar ao Future, nesse caso a transferenciaCriada. Como não temos acesso ao context dentro do método _criaTransferencia, teremos que recebê-lo via parâmetro. Também para controlarmos o que acontece na execução, adicionaremos mais uma impressão (debugPrint('Criando transferência')) ao método _criaTransferencia(). </text:p>
      <text:p text:style-name="P52"/>
      <text:p text:style-name="P53">Exemplo funcionando:</text:p>
      <text:p text:style-name="P53"><text:soft-page-break/><text:a xlink:type="simple" xlink:href="https://github.com/marcioFreire42/Meus_Arquivos_Flutter/blob/master/MudaTelaNavigatorPushPop.dart" text:style-name="Internet_20_link" text:visited-style-name="Visited_20_Internet_20_Link">https://github.com/marcioFreire42/Meus_Arquivos_Flutter/blob/master/MudaTelaNavigatorPushPop.dart</text:a> </text:p>
      <text:p text:style-name="P53"/>
      <text:p text:style-name="P91">Erros frequentes:</text:p>
      <text:p text:style-name="P91"># Erro ao voltar da tela de formulário:</text:p>
      <text:p text:style-name="P59">Quando você aciona uma tela de formulário, com um navigator e encerra ela com um pop, pode já haver um <text:span text:style-name="T7">future.then</text:span> esperando algo na tela inicial, se ao acionar o formulário você executa o botão voltar ao invés de enviar o que ele estava esperando pode ocorrer erro, sendo assim o ideal é usar um tratamento, pode ser um IF, antes da linha que executaria o tratamento do que foi recebido.</text:p>
      <text:p text:style-name="P145"/>
      <text:p text:style-name="P151"><text:span text:style-name="T52">future.then((transferenciaRecebida) {</text:span> <text:s/></text:p>
      <text:p text:style-name="P151"><text:span text:style-name="T49"><text:s text:c="4"/></text:span><text:span text:style-name="T38"><text:s/></text:span><text:span text:style-name="T39">if</text:span><text:span text:style-name="T49">(transferenciaRecebida != </text:span><text:span text:style-name="T39">null</text:span><text:span text:style-name="T49">){</text:span></text:p>
      <text:p text:style-name="P151"><text:s text:c="4"/><text:span text:style-name="T49">setState(() {</text:span></text:p>
      <text:p text:style-name="P151"><text:s text:c="6"/><text:span text:style-name="T58">widget</text:span><text:span text:style-name="T49">.</text:span><text:span text:style-name="T58">_transferencias</text:span><text:span text:style-name="T49">.add(transferenciaRecebida)</text:span><text:span text:style-name="T39">;</text:span></text:p>
      <text:p text:style-name="P151"><text:span text:style-name="T38"><text:s text:c="4"/></text:span><text:span text:style-name="T49">})</text:span><text:span text:style-name="T39">;</text:span><text:span text:style-name="T38"> <text:s/></text:span><text:span text:style-name="T49">}<text:tab/>})</text:span><text:span text:style-name="T39">;</text:span></text:p>
      <text:p text:style-name="P59"/>
      <text:p text:style-name="P59"/>
      <text:p text:style-name="P53"/>
      <text:p text:style-name="P89">ListView</text:p>
      <text:p text:style-name="P89"/>
      <text:p text:style-name="P53">O ListView é como o Column, com a diferença de que dá pra rolar, e criar elementos não estáticos também, enquanto os elementos do Column não mudam os do ListView podem mudar, bastando que usemos o <text:span text:style-name="T36">ListView</text:span>.<text:span text:style-name="T24">builder</text:span>( ...<text:span text:style-name="T75">// Restante do código;</text:span></text:p>
      <text:p text:style-name="P53"/>
      <text:p text:style-name="P54">Suas duas propriedades são:</text:p>
      <text:p text:style-name="P54"><text:span text:style-name="T15">itemCount</text:span>, que determina quantos itens aparecereção durante a montagem dinâmica; e </text:p>
      <text:p text:style-name="P54"><text:span text:style-name="T15">itemBuilder</text:span>, responsável por indicar qual será o widget que representará cada um desses itens. </text:p>
      <text:p text:style-name="P50"/>
      <text:p text:style-name="P55">Para usar esses itens é necessário um List dos objetos em algum lugar acessível do código;</text:p>
      <text:p text:style-name="P55"/>
      <text:p text:style-name="P56">Criando a List</text:p>
      <text:p text:style-name="P143"><text:span text:style-name="T38">final </text:span>List&lt;Transferencia&gt; <text:span text:style-name="T57">_transferencias </text:span>= []<text:span text:style-name="T38">;</text:span></text:p>
      <text:p text:style-name="P153"/>
      <text:p text:style-name="P56">Estrutura ideal do ListView.builder:</text:p>
      <text:p text:style-name="P150"><text:s/></text:p>
      <text:p text:style-name="P144">body: <text:span text:style-name="T43">ListView</text:span>.<text:span text:style-name="T43">builder</text:span>(</text:p>
      <text:p text:style-name="P150"><text:s/><text:span text:style-name="T49">itemCount: </text:span><text:span text:style-name="T58">_transferencias</text:span><text:span text:style-name="T49">.</text:span><text:span text:style-name="T58">length</text:span><text:span text:style-name="T39">, </text:span><text:span text:style-name="T54">// Mostra o tamanho da ListView</text:span></text:p>
      <text:p text:style-name="P148"><text:span text:style-name="T53"><text:s text:c="2"/></text:span><text:span text:style-name="T49">itemBuilder: (BuildContext context</text:span><text:span text:style-name="T39">, </text:span><text:span text:style-name="T49">int index) {</text:span></text:p>
      <text:p text:style-name="P148"><text:s text:c="4"/><text:span text:style-name="T39">final </text:span><text:span text:style-name="T49">transferencia = </text:span><text:span text:style-name="T58">_transferencias</text:span><text:span text:style-name="T49">[index]</text:span><text:span text:style-name="T39">;</text:span></text:p>
      <text:p text:style-name="P158"><text:span text:style-name="T38"><text:s text:c="4"/></text:span><text:span text:style-name="T39">return </text:span><text:span text:style-name="T44">CriaCard</text:span><text:span text:style-name="T49">(transferencia)</text:span><text:span text:style-name="T39">;</text:span></text:p>
      <text:p text:style-name="P90">Criando um ListView.builder com StatefulWidget</text:p>
      <text:p text:style-name="P90">Um ListView que realmente funcionam</text:p>
      <text:p text:style-name="P57">Uma lista que está dentro de um stateleswidget não atualiza quando são acrescentados itens, para isso tem que ficar dentro de um StateFulWidget.</text:p>
      <text:p text:style-name="P57">Fazemos a ListaTransferencia estender de Statefulwidget;</text:p>
      <text:p text:style-name="P57">Implementamos um State&lt;StatefulWidget&gt; createState();</text:p>
      <text:p text:style-name="P57">Temos que criar depois um State do qual devolveremos uma instância, um padrão comum de nomenclatura - o nome do widget como prefixo e State como sufixo -, justamente porque estamos criando um estado para aquele componente. </text:p>
      <text:p text:style-name="P58">Exemplo concreto:</text:p>
      <text:p text:style-name="P58"><text:a xlink:type="simple" xlink:href="https://github.com/marcioFreire42/Meus_Arquivos_Flutter/blob/master/ListViewComStatefulWidget.dart" text:style-name="Internet_20_link" text:visited-style-name="Visited_20_Internet_20_Link">https://github.com/marcioFreire42/Meus_Arquivos_Flutter/blob/master/ListViewComStatefulWidget.dart</text:a> </text:p>
      <text:p text:style-name="P58"/>
      <text:p text:style-name="P92"><text:soft-page-break/>Erros frequentes # Telas que não rolam:</text:p>
      <text:p text:style-name="P92"/>
      <text:p text:style-name="P60">Alguns widgets não podem rolar / escrolar, sugerese então o uso de algum que o faça, como um ListView ao invés de um Column, que não rola, mas se não for o adequado existe também uma ferramente bem prática.</text:p>
      <text:p text:style-name="P61"><text:span text:style-name="T76">Alt + Enter</text:span> e envolver o column em um widget que rola, <text:span text:style-name="T76">wrap widget, de preferencia escolher a opção </text:span><text:span text:style-name="T9">SingleChildScrollView.</text:span></text:p>
      <text:p text:style-name="P64">Pronto, tá Scrolando.</text:p>
      <text:p text:style-name="P61"><text:s/></text:p>
      <text:p text:style-name="P93">Criando um tema:</text:p>
      <text:p text:style-name="P93"/>
      <text:p text:style-name="P56">Modifique o tema do App para que atenda as cores apresentadas na proposta de implementação.</text:p>
      <text:p text:style-name="P56"/>
      <text:p text:style-name="P56"><text:s text:c="4"/>Caso você tenha interesse em colocar um tema da sua preferência fique à vontade para explorar o Color Tool.</text:p>
      <text:p text:style-name="P56"/>
      <text:p text:style-name="P56">Para isso, utilize a propriedade theme do MaterialApp que recebe um ThemeData, nela configure as propriedades, primaryColor e accentColor com as cores Colors.green[900] e Colors.blueAccent[700] respectivamente.</text:p>
      <text:p text:style-name="P56"/>
      <text:p text:style-name="P56"><text:s text:c="4"/>Se você estiver utilizando a versão Flutter2.0+, fique atento as mudanças do Theme que agora se baseia em um esquema completo de cores através do colorScheme, você pode ler mais sobre isso na documentação ou verificar o commit no fim da atividade.</text:p>
      <text:p text:style-name="P56"/>
      <text:p text:style-name="P56">Então adicione também o tema para o botão por meio da propriedade buttonTheme que recebe um ButtonThemeData, nele ajuste a propriedade buttohColor que recebe Colors.blueAccent[700] e a textTheme que recebe ButtonTextTheme.primary.</text:p>
      <text:p text:style-name="P56"/>
      <text:p text:style-name="P55"/>
      <text:p text:style-name="P62">Link paleta de cores: <text:a xlink:type="simple" xlink:href="https://material.io/resources/color/#!/?view.left=0&amp;view.right=0&amp;primary.color=FF6F00" text:style-name="Internet_20_link" text:visited-style-name="Visited_20_Internet_20_Link">https://material.io/resources/color/#!/?view.left=0&amp;view.right=0&amp;primary.color=FF6F00</text:a> </text:p>
      <text:p text:style-name="P62"/>
      <text:p text:style-name="P63">O elemento thema do MaterialApp pode configurar a cor de vários elementos, o código que funcionou pra mim foi:</text:p>
      <text:p text:style-name="P146"><text:span text:style-name="T43">MaterialApp</text:span>(</text:p>
      <text:p text:style-name="P148"><text:s text:c="2"/><text:span text:style-name="T49">theme: </text:span><text:span text:style-name="T44">ThemeData</text:span><text:span text:style-name="T49">(</text:span></text:p>
      <text:p text:style-name="P148"><text:s text:c="4"/><text:span text:style-name="T49">colorScheme: </text:span><text:span text:style-name="T44">ColorScheme</text:span><text:span text:style-name="T49">.</text:span><text:span text:style-name="T44">fromSwatch</text:span><text:span text:style-name="T49">(</text:span></text:p>
      <text:p text:style-name="P148"><text:s text:c="6"/><text:span text:style-name="T49">primarySwatch: Colors.</text:span><text:span text:style-name="T59">deepOrange</text:span><text:span text:style-name="T39">,</text:span></text:p>
      <text:p text:style-name="P148"><text:span text:style-name="T38"><text:s text:c="4"/></text:span><text:span text:style-name="T49">).copyWith(</text:span></text:p>
      <text:p text:style-name="P148"><text:s text:c="6"/><text:span text:style-name="T49">secondary: Colors.</text:span><text:span text:style-name="T59">blueAccent</text:span><text:span text:style-name="T49">[</text:span><text:span text:style-name="T62">700</text:span><text:span text:style-name="T49">]</text:span><text:span text:style-name="T39">,</text:span></text:p>
      <text:p text:style-name="P148"><text:span text:style-name="T38"><text:s text:c="4"/></text:span><text:span text:style-name="T49">)</text:span><text:span text:style-name="T39">,</text:span></text:p>
      <text:p text:style-name="P148"><text:span text:style-name="T38"><text:s text:c="4"/></text:span><text:span text:style-name="T49">floatingActionButtonTheme: </text:span><text:span text:style-name="T39">const </text:span><text:span text:style-name="T44">FloatingActionButtonThemeData</text:span><text:span text:style-name="T49">(</text:span></text:p>
      <text:p text:style-name="P148"><text:s text:c="6"/><text:span text:style-name="T49">backgroundColor: Colors.</text:span><text:span text:style-name="T59">deepOrange</text:span><text:span text:style-name="T39">,</text:span></text:p>
      <text:p text:style-name="P148"><text:span text:style-name="T38"><text:s text:c="4"/></text:span><text:span text:style-name="T49">)</text:span></text:p>
      <text:p text:style-name="P158"><text:s text:c="2"/><text:span text:style-name="T49">)</text:span><text:span text:style-name="T39">,</text:span></text:p>
      <text:p text:style-name="P66">Se você aplica um tema ao seu projeto usando o ColorScheme e em algum momento precisa fazer um Material puxar a cor primaria dele, aplique o seguinte atributo:</text:p>
      <text:p text:style-name="P66"><text:s text:c="7"/><text:span text:style-name="T7"><text:s text:c="7"/>color: </text:span><text:span text:style-name="T26">Theme</text:span><text:span text:style-name="T7">.</text:span><text:span text:style-name="T23">of</text:span><text:span text:style-name="T7">(</text:span><text:span text:style-name="T30">context</text:span><text:span text:style-name="T7">).</text:span><text:span text:style-name="T15">colorScheme</text:span><text:span text:style-name="T7">.</text:span><text:span text:style-name="T15">primary</text:span><text:span text:style-name="T7">,</text:span></text:p>
      <text:p text:style-name="P66"/>
      <text:p text:style-name="P63"/>
      <text:p text:style-name="P101">Curso 2</text:p>
      <text:p text:style-name="P102">Persistência com Flutter: </text:p>
      <text:p text:style-name="P102"><text:soft-page-break/>Crie um app com armazenamento interno</text:p>
      <text:p text:style-name="P103"/>
      <text:p text:style-name="P104"/>
      <text:p text:style-name="P115">Adicionando imagen</text:p>
      <text:p text:style-name="P115"><text:s/>Widget Image</text:p>
      <text:p text:style-name="P115"/>
      <text:p text:style-name="P105">O widget Image.<text:span text:style-name="T78">network(‘link.da.imagem’), funciona passando o link da imagem que será carregada;</text:span></text:p>
      <text:p text:style-name="P105"/>
      <text:p text:style-name="P116">pubspec.yaml</text:p>
      <text:p text:style-name="P106">É um arquivo de texto que contém toda a configuração do APP, é muito importante não fazer alterações desnecessárias nele. Ele está localizado dentro da pasta <text:span text:style-name="T7">test </text:span>do projeto. Entre as coisas que podemos fazer nele está ajustar as opções do <text:span text:style-name="T7">assets</text:span> que cuida da implementação de imagens salvas dentro do projeto, basta localizar a parte que fala de assets no arquivo e “descomentar”, é que a configuração está como comentários, aí tem que tornar código normal.</text:p>
      <text:p text:style-name="P106">Depois de descomentar fica mais ou menos assim:</text:p>
      <text:p text:style-name="P106"/>
      <text:p text:style-name="P121">assets:</text:p>
      <text:p text:style-name="P121"><text:s text:c="4"/>- images/a_dot_burr.jpeg</text:p>
      <text:p text:style-name="P121"><text:s text:c="4"/>- images/a_dot_ham.jpeg</text:p>
      <text:p text:style-name="P121"/>
      <text:p text:style-name="P106">Se a edentação não ficar igual a do item de cima pode dar erro, pode arrumar com barras de espaço mesmo;</text:p>
      <text:p text:style-name="P106">Depois vamos incluir as imagens do nosso projeto, o ideal é criar na pasta raiz do projeto uma pasta onde as imagens ficarão salvas,com o nome de <text:span text:style-name="T7">images</text:span> que é o mesmo nome já sugerido pelo arquivo, depois vamos preencher o restante do campo com o nome da imagem, imagine que na pasta images tem uma imagem chamada <text:span text:style-name="T7">bytebank_logo.png</text:span> é só alterar o código acima pra ele ficar assim:</text:p>
      <text:p text:style-name="P106"/>
      <text:p text:style-name="P121">assets:</text:p>
      <text:p text:style-name="P121">- images/bytebank_logo.png</text:p>
      <text:p text:style-name="P121"/>
      <text:p text:style-name="P107">A criação dela no App fica assim:</text:p>
      <text:p text:style-name="P107"/>
      <text:p text:style-name="P122">Image.assert(‘images/bytebank_logo.jpg’),</text:p>
      <text:p text:style-name="P107"/>
      <text:p text:style-name="P117">Container</text:p>
      <text:p text:style-name="P107">São como caixas que armazenam outros tipos de widgets dentro, muito úteis na criação dos elementos visuais, alguns dos atributos são: <text:span text:style-name="T7">color</text:span>, que vai definir a cor de fundo, a altura e a largura, <text:span text:style-name="T7">height</text:span> e <text:span text:style-name="T7">width</text:span>:</text:p>
      <text:p text:style-name="P107"/>
      <text:p text:style-name="P108">Alinhamento de Container:</text:p>
      <text:p text:style-name="P123">mainAxisAlignment: MainAxisAlignment.spaceBetween,</text:p>
      <text:p text:style-name="P108">// Alinha verticalmente acrescentando um espaço entre os elementos;</text:p>
      <text:p text:style-name="P108"/>
      <text:p text:style-name="P123">crossAxisAlignment: CrossAxisAlignment.start,</text:p>
      <text:p text:style-name="P108">// Alinha os elementos a Esquerda;</text:p>
      <text:p text:style-name="P108"/>
      <text:p text:style-name="P109">No widget Row esse valores são invertidos, já que o principal do row é o espaçamento hori<text:span text:style-name="T79">z</text:span>ontal;</text:p>
      <text:p text:style-name="P109"/>
      <text:p text:style-name="P118">Tornando um objeto clicável, link em objeto, navigator em objeto</text:p>
      <text:p text:style-name="P118">GestureDetector()</text:p>
      <text:p text:style-name="P118"><text:soft-page-break/>Inkwell()</text:p>
      <text:p text:style-name="P110"/>
      <text:p text:style-name="P111">Botões tem onPressed(), mas e os itens que não tem como que faz, faz um alt enter nele, envolvem um um widget (wrap with widget), depois altera a palavra widget por <text:span text:style-name="T7">GestureDetector() </text:span>ou <text:span text:style-name="T7">Inkwell().</text:span></text:p>
      <text:p text:style-name="P111">O primeiro é mais simples porque não precisa ajustar muita coisa, só adicionar um onTap:() {} e dentro das chaves adicionar o navigator de pra onde ele deve apontar. Ao invés de onTap tem também outros elementos como duplo clique e clicar e segurar. A desvantagem é que não tem efeito nenhum, é tudo muito seco.</text:p>
      <text:p text:style-name="P111">Já o <text:span text:style-name="T7">Inkwell</text:span> exige mais um configuraçãozinha, só que ele é mais bonito esteticamente, <text:s/>como ele é um material ele deve estar envolvido por um objeto do tipo <text:span text:style-name="T7">Material</text:span>, e se estiver com cor de fundo o widget você deve atribuir o trabalho de cor para o Material, segue exemplo:</text:p>
      <text:p text:style-name="P111"/>
      <text:p text:style-name="P154"><text:span text:style-name="Source_20_Text">child: Material(</text:span></text:p>
      <text:p text:style-name="Preformatted_20_Text"><text:span text:style-name="Source_20_Text"><text:s text:c="2"/>color: Theme.of(context).primaryColor,</text:span></text:p>
      <text:p text:style-name="Preformatted_20_Text"><text:span text:style-name="Source_20_Text"><text:s text:c="2"/>child: InkWell(</text:span></text:p>
      <text:p text:style-name="Preformatted_20_Text"><text:span text:style-name="Source_20_Text"><text:s text:c="4"/>onTap: () {</text:span></text:p>
      <text:p text:style-name="Preformatted_20_Text"><text:span text:style-name="Source_20_Text"><text:s text:c="6"/>Navigator.of(context).push(</text:span></text:p>
      <text:p text:style-name="Preformatted_20_Text"><text:span text:style-name="Source_20_Text"><text:s text:c="8"/>(MaterialPageRoute(</text:span></text:p>
      <text:p text:style-name="Preformatted_20_Text"><text:span text:style-name="Source_20_Text"><text:s text:c="10"/>builder: (context) =&gt; ContactsList(),</text:span></text:p>
      <text:p text:style-name="Preformatted_20_Text"><text:span text:style-name="Source_20_Text"><text:s text:c="8"/>)),</text:span></text:p>
      <text:p text:style-name="Preformatted_20_Text"><text:span text:style-name="Source_20_Text"><text:s text:c="6"/>);</text:span></text:p>
      <text:p text:style-name="P155"><text:span text:style-name="Source_20_Text"><text:s text:c="4"/>},</text:span></text:p>
      <text:p text:style-name="P111"/>
      <text:p text:style-name="P119">SizedBox</text:p>
      <text:p text:style-name="P119">button</text:p>
      <text:p text:style-name="P112">Voltando um pouco para butões se você quiser aumentar o tamanho de um elevatedB<text:span text:style-name="T80">utton, devemos primeiro wraped ele com um S</text:span><text:span text:style-name="T81">izedBox, Depois vamo</text:span><text:span text:style-name="T82">s</text:span><text:span text:style-name="T81"> setar o atributo </text:span><text:span text:style-name="T31">width</text:span><text:span text:style-name="T81"> do sizedbox, o button vai ficar como child, adicione o atributo </text:span><text:span text:style-name="T31">width</text:span><text:span text:style-name="T81">: , e adicione nele o valor </text:span><text:span text:style-name="T18">double</text:span><text:span text:style-name="T17">.</text:span><text:span text:style-name="T18">maxInfinite</text:span><text:span text:style-name="T17">,</text:span></text:p>
      <text:p text:style-name="P112"/>
      <text:p text:style-name="P112"/>
      <text:p text:style-name="P112"/>
      <text:p text:style-name="P120">Persistência</text:p>
      <text:p text:style-name="P120">sqflite</text:p>
      <text:p text:style-name="P113">Para ativar o pacote do sqflite vá ao arquivo pubspec.yaml e na parte de dependênicas abaixo de Flutter adicione as duas linhas abaixo. </text:p>
      <text:p text:style-name="P125"/>
      <text:p text:style-name="P125">sqflite:</text:p>
      <text:p text:style-name="P125">path:</text:p>
      <text:p text:style-name="P113"/>
      <text:p text:style-name="P113">Sqflite controla o Sqlite e o path cuida da parte de armazenamento no S.O. Ele entendo como cada sistema operacional funciona.</text:p>
      <text:p text:style-name="P114">Quando vamos usar o sqflite temos que criar uma classe que vai ficar responsável por criar o banco de dados e abrir esse banco de dados, <text:span text:style-name="T84">também podemos aproveitar e oferecer também logo um método de salvar e um que devolve todo o conteúdo do banco. </text:span>Segue exemplo: </text:p>
      <text:p text:style-name="P168">import 'package:estudo2/models/contact.dart';</text:p>
      <text:p text:style-name="P168">import 'package:sqflite/sqflite.dart';</text:p>
      <text:p text:style-name="P168">import 'package:path/path.dart';</text:p>
      <text:p text:style-name="P168"/>
      <text:p text:style-name="P168">Future&lt;Database&gt; createDatabase() {</text:p>
      <text:p text:style-name="P168"><text:s text:c="2"/>return getDatabasesPath().then((dbPath) {</text:p>
      <text:p text:style-name="P168"><text:s text:c="4"/>final String path = join(dbPath, 'bytebank.db');</text:p>
      <text:p text:style-name="P168"><text:s text:c="4"/>return openDatabase(path, onCreate: (db, version) {</text:p>
      <text:p text:style-name="P168"><text:soft-page-break/><text:s text:c="6"/>db.execute('CREATE TABLE contacts('</text:p>
      <text:p text:style-name="P168"><text:s text:c="10"/>'id INTEGER PRIMARY KEY, '</text:p>
      <text:p text:style-name="P168"><text:s text:c="10"/>'name TEXT, '</text:p>
      <text:p text:style-name="P168"><text:s text:c="10"/>'account_number INTEGER)');</text:p>
      <text:p text:style-name="P168"><text:s text:c="4"/>}, version: 1);</text:p>
      <text:p text:style-name="P168"><text:s text:c="2"/>});</text:p>
      <text:p text:style-name="P168">}</text:p>
      <text:p text:style-name="P168">// Criamos o banco de dados a partir de comandos SQL entendidos pelo sqflite;</text:p>
      <text:p text:style-name="P168"/>
      <text:p text:style-name="P168">// Método para salvar itens no banco de dados;</text:p>
      <text:p text:style-name="P168">Future&lt;int&gt; save(Contact contact) {</text:p>
      <text:p text:style-name="P168"><text:s text:c="2"/>return createDatabase().then((db) {</text:p>
      <text:p text:style-name="P168"><text:s text:c="4"/>// usa o create para acessar o banco;</text:p>
      <text:p text:style-name="P168"><text:s text:c="4"/>final Map&lt;String, dynamic&gt; contactMap = Map();</text:p>
      <text:p text:style-name="P168"><text:s text:c="4"/>// O banco não aceita qualquer tipo de objeto, mas acessa Map que é quase a mesma coisa;</text:p>
      <text:p text:style-name="P168"><text:s text:c="4"/>contactMap['name'] = contact.name;</text:p>
      <text:p text:style-name="P168"><text:s text:c="4"/>contactMap['account_number'] = contact.number;</text:p>
      <text:p text:style-name="P168"><text:s text:c="4"/>// Associa o Map ao contato recebido por referência;</text:p>
      <text:p text:style-name="P168"><text:s text:c="4"/>return db.insert('contacts', contactMap);</text:p>
      <text:p text:style-name="P168"><text:s text:c="2"/>});</text:p>
      <text:p text:style-name="P168">}</text:p>
      <text:p text:style-name="P168"/>
      <text:p text:style-name="P168">// retornando todas as informações do BD em um List</text:p>
      <text:p text:style-name="P168">// Acessamos o BD pelo createDatabase, usamos um query e passamos tudo para um MAP;</text:p>
      <text:p text:style-name="P168">// Depois passamos por cada item do MAP com um for each;</text:p>
      <text:p text:style-name="P168">// Cada item é transformado em um objeto e passado pra List devolvida ao fim.</text:p>
      <text:p text:style-name="P168">Future&lt;List&lt;Contact&gt;&gt; findAll(){</text:p>
      <text:p text:style-name="P168"><text:s text:c="2"/>return createDatabase().then((db ) {</text:p>
      <text:p text:style-name="P168"><text:s text:c="4"/>return db.query('contacts').then((maps){</text:p>
      <text:p text:style-name="P168"><text:s text:c="6"/>final <text:s/>List&lt;Contact&gt; contacts = [];</text:p>
      <text:p text:style-name="P168"><text:s text:c="6"/>for (Map&lt;String, dynamic&gt; map in maps){</text:p>
      <text:p text:style-name="P168"><text:s text:c="8"/>final Contact contact = Contact(</text:p>
      <text:p text:style-name="P168"><text:s text:c="10"/>map['id'],</text:p>
      <text:p text:style-name="P168"><text:s text:c="10"/>map['name'],</text:p>
      <text:p text:style-name="P168"><text:s text:c="10"/>map['account_number'],</text:p>
      <text:p text:style-name="P168"><text:s text:c="8"/>);</text:p>
      <text:p text:style-name="P168"><text:s text:c="8"/>contacts.add(contact);</text:p>
      <text:p text:style-name="P168"><text:s text:c="6"/>}</text:p>
      <text:p text:style-name="P168"><text:s text:c="6"/>return contacts;</text:p>
      <text:p text:style-name="P168"><text:s text:c="4"/>});</text:p>
      <text:p text:style-name="P168"><text:s text:c="2"/>});</text:p>
      <text:p text:style-name="P168">}</text:p>
      <text:p text:style-name="P114"/>
      <text:p text:style-name="P114"/>
      <text:p text:style-name="P1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1-26T16:20:30.258086783</dc:date>
    <meta:editing-duration>P2DT18H38M10S</meta:editing-duration>
    <meta:editing-cycles>96</meta:editing-cycles>
    <meta:generator>LibreOffice/7.0.4.2$Linux_X86_64 LibreOffice_project/00$Build-2</meta:generator>
    <meta:document-statistic meta:table-count="0" meta:image-count="0" meta:object-count="0" meta:page-count="16" meta:paragraph-count="513" meta:word-count="3632" meta:character-count="26990" meta:non-whitespace-character-count="22189"/>
  </office:meta>
</office:document-meta>
</file>